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Pictures/1000000000000347000001E7353AD921D161E83C.png" manifest:media-type="image/png"/>
  <manifest:file-entry manifest:full-path="Pictures/1000020100000296000001C06351229B76375B1A.png" manifest:media-type="image/png"/>
  <manifest:file-entry manifest:full-path="Pictures/10000000000002B9000001F945EA385CF45F8936.png" manifest:media-type="image/png"/>
  <manifest:file-entry manifest:full-path="Pictures/10000201000002D4000001FC9CBEC0B6D489BDAF.png" manifest:media-type="image/png"/>
  <manifest:file-entry manifest:full-path="Pictures/10000000000001ED0000014CCB0D4C71F0C7A508.png" manifest:media-type="image/png"/>
  <manifest:file-entry manifest:full-path="Pictures/10000000000001D10000014B4D266D2702AB849B.png" manifest:media-type="image/png"/>
  <manifest:file-entry manifest:full-path="Pictures/10000201000002B40000012236ACDFE5FBDFBD70.png" manifest:media-type="image/png"/>
  <manifest:file-entry manifest:full-path="Pictures/10000201000002A1000000905BF2CE3331517EB1.png" manifest:media-type="image/png"/>
  <manifest:file-entry manifest:full-path="Pictures/100000000000021100000100BA2A1FB568CF99CC.png" manifest:media-type="image/png"/>
  <manifest:file-entry manifest:full-path="Pictures/10000201000002A3000000B1A08EE071607E820B.png" manifest:media-type="image/png"/>
  <manifest:file-entry manifest:full-path="Pictures/10000000000002590000014447E47F70E4439770.png" manifest:media-type="image/png"/>
  <manifest:file-entry manifest:full-path="Pictures/10000000000003B2000000D688D675AD0FACA6AA.png" manifest:media-type="image/png"/>
  <manifest:file-entry manifest:full-path="Pictures/10000201000002BC00000136A02D1AC91EBB744E.png" manifest:media-type="image/png"/>
  <manifest:file-entry manifest:full-path="Pictures/10000000000002860000017853518ED003913168.png" manifest:media-type="image/png"/>
  <manifest:file-entry manifest:full-path="Pictures/10000201000003E8000000D2A7FE72F00FFCF111.png" manifest:media-type="image/png"/>
  <manifest:file-entry manifest:full-path="Pictures/10000201000002B7000001166049F658A8A0441F.png" manifest:media-type="image/png"/>
  <manifest:file-entry manifest:full-path="Pictures/100002010000023B00000180DBBF1C8323DE7650.png" manifest:media-type="image/png"/>
  <manifest:file-entry manifest:full-path="Pictures/1000000000000220000001C8E20ABB34B19B8DEB.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B5000001F591B68651E594CDEC.png" manifest:media-type="image/png"/>
  <manifest:file-entry manifest:full-path="Pictures/10000000000002C200000101E1196486A4D69918.png" manifest:media-type="image/png"/>
  <manifest:file-entry manifest:full-path="Pictures/1000020000000020000000206284DE9C05FFED8F.png" manifest:media-type="image/png"/>
  <manifest:file-entry manifest:full-path="Pictures/10000000000000100000001034BA5D3F6DF367E6.png" manifest:media-type="image/png"/>
  <manifest:file-entry manifest:full-path="Pictures/10000000000002510000017A6BFC1EC477F2D5B8.png" manifest:media-type="image/png"/>
  <manifest:file-entry manifest:full-path="Pictures/10000000000001E40000006A71695F310DAD1241.png" manifest:media-type="image/png"/>
  <manifest:file-entry manifest:full-path="Pictures/10000000000002820000011337FC89BC6002C581.png" manifest:media-type="image/png"/>
  <manifest:file-entry manifest:full-path="Pictures/10000201000001EE000001C64393712BE3DCA1F5.png" manifest:media-type="image/png"/>
  <manifest:file-entry manifest:full-path="Pictures/10000201000001AA0000012C8811D8557ACCB600.png" manifest:media-type="image/png"/>
  <manifest:file-entry manifest:full-path="Pictures/10000000000002B5000001F64E4883D59D4CFE41.png" manifest:media-type="image/png"/>
  <manifest:file-entry manifest:full-path="Pictures/10000000000002170000017A1FE6028764F5631C.png" manifest:media-type="image/png"/>
  <manifest:file-entry manifest:full-path="Pictures/1000000000000010000000107560D576DB604A1E.png" manifest:media-type="image/png"/>
  <manifest:file-entry manifest:full-path="Pictures/10000000000000CF00000039A4249C3BA0743C21.png" manifest:media-type="image/png"/>
  <manifest:file-entry manifest:full-path="Pictures/10000000000001F50000019E0F271B8464C9B5D2.png" manifest:media-type="image/png"/>
  <manifest:file-entry manifest:full-path="Pictures/10000000000002B4000000F46BB61C483C75CC2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3cm" style:rel-column-width="17346*"/>
    </style:style>
    <style:style style:name="Table4.B" style:family="table-column">
      <style:table-column-properties style:column-width="6.488cm" style:rel-column-width="24990*"/>
    </style:style>
    <style:style style:name="Table4.C" style:family="table-column">
      <style:table-column-properties style:column-width="6.022cm" style:rel-column-width="2319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f1b0c"/>
    </style:style>
    <style:style style:name="P6" style:family="paragraph" style:parent-style-name="Figure" style:master-page-name="">
      <style:paragraph-properties style:page-number="auto"/>
      <style:text-properties officeooo:paragraph-rsid="00dba8c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paragraph-rsid="00733b65"/>
    </style:style>
    <style:style style:name="P9" style:family="paragraph" style:parent-style-name="Text_20_body">
      <style:text-properties officeooo:paragraph-rsid="00b1a1b5"/>
    </style:style>
    <style:style style:name="P10" style:family="paragraph" style:parent-style-name="Text_20_body">
      <style:text-properties officeooo:rsid="00e74dd3" officeooo:paragraph-rsid="00bf1b0c"/>
    </style:style>
    <style:style style:name="P11" style:family="paragraph" style:parent-style-name="Text_20_body">
      <style:text-properties officeooo:rsid="00b6cfcf" officeooo:paragraph-rsid="00bf1b0c"/>
    </style:style>
    <style:style style:name="P12" style:family="paragraph" style:parent-style-name="Text_20_body">
      <style:text-properties officeooo:rsid="006e4134" officeooo:paragraph-rsid="00bf1b0c"/>
    </style:style>
    <style:style style:name="P13" style:family="paragraph" style:parent-style-name="Text_20_body">
      <style:text-properties officeooo:paragraph-rsid="00bf1b0c"/>
    </style:style>
    <style:style style:name="P14" style:family="paragraph" style:parent-style-name="Text_20_body">
      <style:text-properties officeooo:paragraph-rsid="00d80785"/>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paragraph-rsid="00dc761c"/>
    </style:style>
    <style:style style:name="P17" style:family="paragraph" style:parent-style-name="Text_20_body">
      <style:text-properties officeooo:rsid="007ef617" officeooo:paragraph-rsid="00c81b9f"/>
    </style:style>
    <style:style style:name="P18" style:family="paragraph" style:parent-style-name="Text_20_body">
      <style:paragraph-properties fo:orphans="0" fo:widows="0"/>
      <style:text-properties officeooo:paragraph-rsid="00bf1b0c"/>
    </style:style>
    <style:style style:name="P19" style:family="paragraph" style:parent-style-name="Title">
      <style:text-properties fo:language="en" fo:country="US" officeooo:rsid="001f0121" officeooo:paragraph-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rsid="00e35913" officeooo:paragraph-rsid="00e35913"/>
    </style:style>
    <style:style style:name="P22" style:family="paragraph" style:parent-style-name="Text_20_Note">
      <style:text-properties officeooo:paragraph-rsid="00b1a1b5"/>
    </style:style>
    <style:style style:name="P23" style:family="paragraph" style:parent-style-name="Text_20_Note">
      <style:text-properties officeooo:rsid="00f12af9" officeooo:paragraph-rsid="00bf1b0c"/>
    </style:style>
    <style:style style:name="P24" style:family="paragraph" style:parent-style-name="Text_20_Note">
      <style:text-properties officeooo:paragraph-rsid="00bf1b0c"/>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Text_20_Body_20_List_20_Intro">
      <style:text-properties officeooo:paragraph-rsid="00bf1b0c"/>
    </style:style>
    <style:style style:name="P27" style:family="paragraph" style:parent-style-name="Figure">
      <style:text-properties officeooo:paragraph-rsid="00bf1b0c"/>
    </style:style>
    <style:style style:name="P28" style:family="paragraph" style:parent-style-name="Figure">
      <style:text-properties officeooo:paragraph-rsid="00d65ab0"/>
    </style:style>
    <style:style style:name="P29" style:family="paragraph" style:parent-style-name="Figure">
      <style:text-properties officeooo:rsid="007ef617" officeooo:paragraph-rsid="00c81b9f"/>
    </style:style>
    <style:style style:name="P30" style:family="paragraph" style:parent-style-name="Figure">
      <style:text-properties officeooo:paragraph-rsid="00dba8c1"/>
    </style:style>
    <style:style style:name="P31" style:family="paragraph" style:parent-style-name="LOList_20_1_5f_TextBody">
      <style:text-properties officeooo:paragraph-rsid="00bf1b0c"/>
    </style:style>
    <style:style style:name="P32" style:family="paragraph" style:parent-style-name="LOList_20_1_5f_TextBody">
      <style:paragraph-properties fo:margin-left="1.905cm" fo:margin-right="0cm" fo:text-indent="0cm" style:auto-text-indent="false"/>
      <style:text-properties fo:font-size="10.5pt" fo:font-weight="normal" officeooo:paragraph-rsid="00bf1b0c" style:font-size-asian="10.5pt" style:font-weight-asian="normal" style:font-size-complex="10.5pt" style:font-weight-complex="normal"/>
    </style:style>
    <style:style style:name="P33" style:family="paragraph" style:parent-style-name="LOList_20_1_5f_TextBody">
      <style:paragraph-properties fo:margin-left="1.905cm" fo:margin-right="0cm" fo:text-indent="0cm" style:auto-text-indent="false"/>
      <style:text-properties officeooo:paragraph-rsid="00bf1b0c"/>
    </style:style>
    <style:style style:name="P34" style:family="paragraph" style:parent-style-name="Subtitle">
      <style:text-properties fo:language="en" fo:country="US" officeooo:rsid="001f0121" officeooo:paragraph-rsid="00bd1967"/>
    </style:style>
    <style:style style:name="P35" style:family="paragraph" style:parent-style-name="LOList_20_1_5f_TextBody" style:master-page-name="">
      <style:paragraph-properties fo:margin-top="0cm" fo:margin-bottom="0.199cm" loext:contextual-spacing="false" style:page-number="auto"/>
      <style:text-properties officeooo:paragraph-rsid="00bf1b0c"/>
    </style:style>
    <style:style style:name="P36" style:family="paragraph" style:parent-style-name="Text_20_Note">
      <style:paragraph-properties fo:margin-top="0cm" fo:margin-bottom="0.199cm" loext:contextual-spacing="false"/>
      <style:text-properties officeooo:paragraph-rsid="00bf1b0c"/>
    </style:style>
    <style:style style:name="P37" style:family="paragraph" style:parent-style-name="Footnote">
      <style:text-properties officeooo:rsid="00d80785" officeooo:paragraph-rsid="00d80785"/>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text-properties fo:language="en" fo:country="US" officeooo:rsid="00f2bc1a" officeooo:paragraph-rsid="00f2bc1a"/>
    </style:style>
    <style:style style:name="P4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bf1b0c"/>
    </style:style>
    <style:style style:name="P44" style:family="paragraph" style:parent-style-name="Heading_20_1">
      <style:paragraph-properties fo:keep-together="always" fo:orphans="0" fo:widows="0"/>
      <style:text-properties officeooo:paragraph-rsid="00dd0858"/>
    </style:style>
    <style:style style:name="P45" style:family="paragraph" style:parent-style-name="Heading_20_1">
      <style:text-properties officeooo:paragraph-rsid="00dba8c1"/>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f1b0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bf1b0c"/>
    </style:style>
    <style:style style:name="P51" style:family="paragraph" style:parent-style-name="Heading_20_2">
      <style:text-properties officeooo:paragraph-rsid="00dba8c1"/>
    </style:style>
    <style:style style:name="P52" style:family="paragraph" style:parent-style-name="Heading_20_2">
      <style:paragraph-properties fo:margin-top="0.3cm" fo:margin-bottom="0.199cm" loext:contextual-spacing="false"/>
    </style:style>
    <style:style style:name="P53" style:family="paragraph" style:parent-style-name="Heading_20_3" style:list-style-name="">
      <style:text-properties officeooo:paragraph-rsid="00bf1b0c"/>
    </style:style>
    <style:style style:name="P54" style:family="paragraph" style:parent-style-name="Heading_20_3">
      <style:text-properties officeooo:paragraph-rsid="00bf1b0c"/>
    </style:style>
    <style:style style:name="P55" style:family="paragraph" style:parent-style-name="Heading_20_3">
      <style:text-properties officeooo:paragraph-rsid="00e03a45"/>
    </style:style>
    <style:style style:name="P56" style:family="paragraph" style:parent-style-name="Heading_20_Caution">
      <style:paragraph-properties fo:margin-top="0cm" fo:margin-bottom="0.101cm" loext:contextual-spacing="false"/>
      <style:text-properties officeooo:paragraph-rsid="00bf1b0c"/>
    </style:style>
    <style:style style:name="P57" style:family="paragraph" style:parent-style-name="Heading_20_Note">
      <style:text-properties officeooo:paragraph-rsid="00bf1b0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paragraph-properties fo:margin-top="0.131cm" fo:margin-bottom="0cm" loext:contextual-spacing="false"/>
      <style:text-properties officeooo:paragraph-rsid="00bf1b0c"/>
    </style:style>
    <style:style style:name="P60" style:family="paragraph" style:parent-style-name="LOList_20_1_5f_TextBody" style:list-style-name="Numbering_20_1">
      <style:text-properties officeooo:paragraph-rsid="00bf1b0c"/>
    </style:style>
    <style:style style:name="P61" style:family="paragraph" style:parent-style-name="List_20_1">
      <style:text-properties officeooo:paragraph-rsid="00bf1b0c"/>
    </style:style>
    <style:style style:name="P62" style:family="paragraph" style:parent-style-name="List_20_1" style:list-style-name="List_20_1">
      <style:text-properties officeooo:paragraph-rsid="00bf1b0c"/>
    </style:style>
    <style:style style:name="P63" style:family="paragraph" style:parent-style-name="List_20_1" style:list-style-name="OOoBullets_20_1">
      <style:text-properties officeooo:paragraph-rsid="00bf1b0c"/>
    </style:style>
    <style:style style:name="P64" style:family="paragraph" style:parent-style-name="List_20_2">
      <style:text-properties officeooo:paragraph-rsid="00bf1b0c"/>
    </style:style>
    <style:style style:name="P65" style:family="paragraph" style:parent-style-name="Numbering_20_1">
      <style:text-properties officeooo:paragraph-rsid="00bf1b0c"/>
    </style:style>
    <style:style style:name="P66" style:family="paragraph" style:parent-style-name="Numbering_20_1" style:list-style-name="Numbering_20_1">
      <style:text-properties officeooo:paragraph-rsid="00bf1b0c"/>
    </style:style>
    <style:style style:name="P67" style:family="paragraph" style:parent-style-name="Numbering_20_1" style:list-style-name="Numbering_20_1">
      <style:text-properties officeooo:paragraph-rsid="00d10f83"/>
    </style:style>
    <style:style style:name="P68" style:family="paragraph" style:parent-style-name="Numbering_20_1" style:list-style-name="Numbering_20_1">
      <style:text-properties officeooo:paragraph-rsid="00d80785"/>
    </style:style>
    <style:style style:name="P69" style:family="paragraph" style:parent-style-name="Numbering_20_1" style:list-style-name="Numbering_20_1">
      <style:text-properties officeooo:paragraph-rsid="00daafc9"/>
    </style:style>
    <style:style style:name="P70" style:family="paragraph" style:parent-style-name="Numbering_20_1" style:list-style-name="Numbering_20_1">
      <style:text-properties officeooo:paragraph-rsid="00f54fb0"/>
    </style:style>
    <style:style style:name="P71" style:family="paragraph" style:parent-style-name="Numbering_20_1" style:list-style-name="Numbering_20_1">
      <style:text-properties officeooo:paragraph-rsid="00f5ef68"/>
    </style:style>
    <style:style style:name="P72" style:family="paragraph" style:parent-style-name="Numbering_20_1" style:list-style-name="Numbering_20_1">
      <style:text-properties officeooo:paragraph-rsid="00ebd835"/>
    </style:style>
    <style:style style:name="P73" style:family="paragraph" style:parent-style-name="Numbering_20_1" style:list-style-name="Numbering_20_1">
      <style:text-properties officeooo:paragraph-rsid="00f67852"/>
    </style:style>
    <style:style style:name="P74" style:family="paragraph" style:parent-style-name="Numbering_20_1" style:list-style-name="Numbering_20_1">
      <style:text-properties officeooo:paragraph-rsid="00ed9c23"/>
    </style:style>
    <style:style style:name="P75" style:family="paragraph" style:parent-style-name="Numbering_20_1" style:list-style-name="OOoNum_20_123">
      <style:text-properties officeooo:paragraph-rsid="00bf1b0c"/>
    </style:style>
    <style:style style:name="P76" style:family="paragraph" style:parent-style-name="Numbering_20_1">
      <style:text-properties officeooo:rsid="0079afe5" officeooo:paragraph-rsid="00bf1b0c"/>
    </style:style>
    <style:style style:name="P77" style:family="paragraph" style:parent-style-name="Numbering_20_1" style:master-page-name="">
      <style:paragraph-properties style:page-number="auto" fo:keep-with-next="always"/>
      <style:text-properties officeooo:paragraph-rsid="00bf1b0c"/>
    </style:style>
    <style:style style:name="P78" style:family="paragraph" style:parent-style-name="Numbering_20_1" style:list-style-name="Numbering_20_1" style:master-page-name="">
      <style:paragraph-properties fo:keep-together="always" fo:orphans="0" fo:widows="0" style:page-number="auto"/>
      <style:text-properties officeooo:paragraph-rsid="00bf1b0c"/>
    </style:style>
    <style:style style:name="P79" style:family="paragraph" style:parent-style-name="Numbering_20_1">
      <style:paragraph-properties fo:margin-top="0cm" fo:margin-bottom="0.199cm" loext:contextual-spacing="false"/>
      <style:text-properties officeooo:paragraph-rsid="00bf1b0c"/>
    </style:style>
    <style:style style:name="P80" style:family="paragraph" style:parent-style-name="Numbering_20_2">
      <style:text-properties officeooo:paragraph-rsid="00bf1b0c"/>
    </style:style>
    <style:style style:name="P81" style:family="paragraph" style:parent-style-name="Numbering_20_2" style:master-page-name="">
      <style:paragraph-properties style:page-number="auto" fo:keep-with-next="always" style:writing-mode="page"/>
      <style:text-properties officeooo:paragraph-rsid="00bf1b0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bold" officeooo:rsid="00a7c120" style:font-weight-asian="bold" style:font-weight-complex="bold"/>
    </style:style>
    <style:style style:name="T9" style:family="text">
      <style:text-properties fo:font-weight="bold" officeooo:rsid="00aa4bbc" style:font-weight-asian="bold" style:font-weight-complex="bold"/>
    </style:style>
    <style:style style:name="T10" style:family="text">
      <style:text-properties fo:font-weight="bold" officeooo:rsid="00ec5f59" style:font-weight-asian="bold" style:font-weight-complex="bold"/>
    </style:style>
    <style:style style:name="T11" style:family="text">
      <style:text-properties fo:font-weight="bold"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f5bb41" style:font-weight-asian="normal" style:font-weight-complex="normal"/>
    </style:style>
    <style:style style:name="T14" style:family="text">
      <style:text-properties fo:font-weight="normal" officeooo:rsid="00f7115a" style:font-weight-asian="normal" style:font-weight-complex="normal"/>
    </style:style>
    <style:style style:name="T15" style:family="text">
      <style:text-properties fo:font-weight="normal" officeooo:rsid="00c049a9" style:font-weight-asian="normal" style:font-weight-complex="normal"/>
    </style:style>
    <style:style style:name="T16" style:family="text">
      <style:text-properties fo:font-weight="normal" officeooo:rsid="0103cfd2" style:font-weight-asian="normal" style:font-weight-complex="normal"/>
    </style:style>
    <style:style style:name="T17" style:family="text">
      <style:text-properties fo:font-weight="normal" officeooo:rsid="00f77d8c" style:font-weight-asian="normal" style:font-weight-complex="normal"/>
    </style:style>
    <style:style style:name="T18" style:family="text">
      <style:text-properties fo:font-weight="normal" officeooo:rsid="00aff32a" style:font-weight-asian="normal" style:font-weight-complex="normal"/>
    </style:style>
    <style:style style:name="T19" style:family="text">
      <style:text-properties fo:font-weight="normal" officeooo:rsid="00b0d113" style:font-weight-asian="normal" style:font-weight-complex="normal"/>
    </style:style>
    <style:style style:name="T20" style:family="text">
      <style:text-properties fo:font-weight="normal" officeooo:rsid="00c29d0a" style:font-weight-asian="normal" style:font-weight-complex="normal"/>
    </style:style>
    <style:style style:name="T21" style:family="text">
      <style:text-properties fo:font-weight="normal" officeooo:rsid="0107eb1f" style:font-weight-asian="normal" style:font-weight-complex="normal"/>
    </style:style>
    <style:style style:name="T22" style:family="text">
      <style:text-properties fo:font-weight="normal" officeooo:rsid="00634e81" style:font-weight-asian="normal" style:font-weight-complex="normal"/>
    </style:style>
    <style:style style:name="T23" style:family="text">
      <style:text-properties fo:font-weight="normal" officeooo:rsid="00c01706" style:font-weight-asian="normal" style:font-weight-complex="normal"/>
    </style:style>
    <style:style style:name="T24" style:family="text">
      <style:text-properties fo:font-weight="normal" officeooo:rsid="00b0e6fb" style:font-weight-asian="normal" style:font-weight-complex="normal"/>
    </style:style>
    <style:style style:name="T25" style:family="text">
      <style:text-properties fo:font-weight="normal" officeooo:rsid="00ea98ed" style:font-weight-asian="normal" style:font-weight-complex="normal"/>
    </style:style>
    <style:style style:name="T26" style:family="text">
      <style:text-properties fo:font-weight="normal" style:font-weight-asian="normal" style:font-size-complex="10.5pt" style:font-weight-complex="normal"/>
    </style:style>
    <style:style style:name="T27" style:family="text">
      <style:text-properties fo:font-weight="normal" style:font-weight-complex="normal"/>
    </style:style>
    <style:style style:name="T28" style:family="text">
      <style:text-properties fo:language="en" fo:country="US"/>
    </style:style>
    <style:style style:name="T29" style:family="text">
      <style:text-properties style:font-weight-asian="bold" style:font-weight-complex="bold"/>
    </style:style>
    <style:style style:name="T30" style:family="text">
      <style:text-properties style:font-name="Times New Roman1"/>
    </style:style>
    <style:style style:name="T31" style:family="text">
      <style:text-properties officeooo:rsid="00232bb6"/>
    </style:style>
    <style:style style:name="T32" style:family="text">
      <style:text-properties officeooo:rsid="012890ff"/>
    </style:style>
    <style:style style:name="T33" style:family="text">
      <style:text-properties officeooo:rsid="00b839cc"/>
    </style:style>
    <style:style style:name="T34" style:family="text">
      <style:text-properties officeooo:rsid="00bd1967"/>
    </style:style>
    <style:style style:name="T35" style:family="text">
      <style:text-properties officeooo:rsid="00e5ba49"/>
    </style:style>
    <style:style style:name="T36" style:family="text">
      <style:text-properties officeooo:rsid="00e74dd3"/>
    </style:style>
    <style:style style:name="T37" style:family="text">
      <style:text-properties officeooo:rsid="003638c9"/>
    </style:style>
    <style:style style:name="T38" style:family="text">
      <style:text-properties officeooo:rsid="00e8d732"/>
    </style:style>
    <style:style style:name="T39" style:family="text">
      <style:text-properties officeooo:rsid="00823c34"/>
    </style:style>
    <style:style style:name="T40" style:family="text">
      <style:text-properties style:font-name="Times New Roman2" fo:font-size="12pt"/>
    </style:style>
    <style:style style:name="T41" style:family="text">
      <style:text-properties style:font-name="Times New Roman2" fo:font-size="12pt" fo:font-weight="normal" style:font-weight-asian="normal" style:font-weight-complex="normal"/>
    </style:style>
    <style:style style:name="T42" style:family="text">
      <style:text-properties style:font-weight-asian="normal" style:font-weight-complex="normal"/>
    </style:style>
    <style:style style:name="T43" style:family="text">
      <style:text-properties officeooo:rsid="00ed32e6" style:font-weight-asian="normal" style:font-weight-complex="normal"/>
    </style:style>
    <style:style style:name="T44" style:family="text">
      <style:text-properties officeooo:rsid="00ebc9a2"/>
    </style:style>
    <style:style style:name="T45" style:family="text">
      <style:text-properties officeooo:rsid="00e02637"/>
    </style:style>
    <style:style style:name="T46" style:family="text">
      <style:text-properties officeooo:rsid="00eedbb5"/>
    </style:style>
    <style:style style:name="T47" style:family="text">
      <style:text-properties officeooo:rsid="00ed32e6"/>
    </style:style>
    <style:style style:name="T48" style:family="text">
      <style:text-properties officeooo:rsid="00375179"/>
    </style:style>
    <style:style style:name="T49" style:family="text">
      <style:text-properties officeooo:rsid="003d7ed1"/>
    </style:style>
    <style:style style:name="T50" style:family="text">
      <style:text-properties officeooo:rsid="00eee49e"/>
    </style:style>
    <style:style style:name="T51" style:family="text">
      <style:text-properties officeooo:rsid="00537fa0"/>
    </style:style>
    <style:style style:name="T52" style:family="text">
      <style:text-properties officeooo:rsid="00c049a9"/>
    </style:style>
    <style:style style:name="T53" style:family="text">
      <style:text-properties officeooo:rsid="0040507e"/>
    </style:style>
    <style:style style:name="T54" style:family="text">
      <style:text-properties officeooo:rsid="0048c20e"/>
    </style:style>
    <style:style style:name="T55" style:family="text">
      <style:text-properties officeooo:rsid="00ac0df5"/>
    </style:style>
    <style:style style:name="T56" style:family="text">
      <style:text-properties officeooo:rsid="00fe2e85"/>
    </style:style>
    <style:style style:name="T57" style:family="text">
      <style:text-properties officeooo:rsid="00f0e532"/>
    </style:style>
    <style:style style:name="T58" style:family="text">
      <style:text-properties officeooo:rsid="00f77d8c"/>
    </style:style>
    <style:style style:name="T59" style:family="text">
      <style:text-properties officeooo:rsid="00ac204b"/>
    </style:style>
    <style:style style:name="T60" style:family="text">
      <style:text-properties officeooo:rsid="00acb817"/>
    </style:style>
    <style:style style:name="T61" style:family="text">
      <style:text-properties officeooo:rsid="00f37c72"/>
    </style:style>
    <style:style style:name="T62" style:family="text">
      <style:text-properties officeooo:rsid="0026bb96"/>
    </style:style>
    <style:style style:name="T63" style:family="text">
      <style:text-properties officeooo:rsid="0027d26b"/>
    </style:style>
    <style:style style:name="T64" style:family="text">
      <style:text-properties officeooo:rsid="00f12af9"/>
    </style:style>
    <style:style style:name="T65" style:family="text">
      <style:text-properties officeooo:rsid="00a006a1"/>
    </style:style>
    <style:style style:name="T66" style:family="text">
      <style:text-properties officeooo:rsid="0103cfd2"/>
    </style:style>
    <style:style style:name="T67" style:family="text">
      <style:text-properties officeooo:rsid="00294f37"/>
    </style:style>
    <style:style style:name="T68" style:family="text">
      <style:text-properties officeooo:rsid="00e4cb15"/>
    </style:style>
    <style:style style:name="T69" style:family="text">
      <style:text-properties officeooo:rsid="00a24a5f"/>
    </style:style>
    <style:style style:name="T70" style:family="text">
      <style:text-properties officeooo:rsid="00a61cfa"/>
    </style:style>
    <style:style style:name="T71" style:family="text">
      <style:text-properties officeooo:rsid="00c21579"/>
    </style:style>
    <style:style style:name="T72" style:family="text">
      <style:text-properties officeooo:rsid="00f50dfa"/>
    </style:style>
    <style:style style:name="T73" style:family="text">
      <style:text-properties officeooo:rsid="002aa4fc"/>
    </style:style>
    <style:style style:name="T74" style:family="text">
      <style:text-properties officeooo:rsid="002b46fb"/>
    </style:style>
    <style:style style:name="T75" style:family="text">
      <style:text-properties officeooo:rsid="00a7c120"/>
    </style:style>
    <style:style style:name="T76" style:family="text">
      <style:text-properties officeooo:rsid="00f963fc"/>
    </style:style>
    <style:style style:name="T77" style:family="text">
      <style:text-properties officeooo:rsid="01057ec3"/>
    </style:style>
    <style:style style:name="T78" style:family="text">
      <style:text-properties officeooo:rsid="0107eb1f"/>
    </style:style>
    <style:style style:name="T79" style:family="text">
      <style:text-properties officeooo:rsid="0101beb4"/>
    </style:style>
    <style:style style:name="T80" style:family="text">
      <style:text-properties officeooo:rsid="00aff32a"/>
    </style:style>
    <style:style style:name="T81" style:family="text">
      <style:text-properties officeooo:rsid="00fc1ea1"/>
    </style:style>
    <style:style style:name="T82" style:family="text">
      <style:text-properties officeooo:rsid="00a9f884"/>
    </style:style>
    <style:style style:name="T83" style:family="text">
      <style:text-properties style:font-name="Times New Roman" fo:font-size="12pt"/>
    </style:style>
    <style:style style:name="T84" style:family="text">
      <style:text-properties officeooo:rsid="00aa6559"/>
    </style:style>
    <style:style style:name="T85" style:family="text">
      <style:text-properties officeooo:rsid="0059a911"/>
    </style:style>
    <style:style style:name="T86" style:family="text">
      <style:text-properties officeooo:rsid="0064e056"/>
    </style:style>
    <style:style style:name="T87" style:family="text">
      <style:text-properties officeooo:rsid="00c42e68"/>
    </style:style>
    <style:style style:name="T88" style:family="text">
      <style:text-properties officeooo:rsid="00b0d113"/>
    </style:style>
    <style:style style:name="T89" style:family="text">
      <style:text-properties officeooo:rsid="00b0e6fb"/>
    </style:style>
    <style:style style:name="T90" style:family="text">
      <style:text-properties officeooo:rsid="00c01706"/>
    </style:style>
    <style:style style:name="T91" style:family="text">
      <style:text-properties officeooo:rsid="00b3de55"/>
    </style:style>
    <style:style style:name="T92" style:family="text">
      <style:text-properties officeooo:rsid="0073dbfc"/>
    </style:style>
    <style:style style:name="T93" style:family="text">
      <style:text-properties officeooo:rsid="00b6cfcf"/>
    </style:style>
    <style:style style:name="T94" style:family="text">
      <style:text-properties officeooo:rsid="00c5a48b"/>
    </style:style>
    <style:style style:name="T95" style:family="text">
      <style:text-properties style:font-name="Liberation Sans" fo:font-size="11pt" officeooo:rsid="00073f28" style:font-size-asian="11pt" style:font-size-complex="11pt"/>
    </style:style>
    <style:style style:name="T96" style:family="text">
      <style:text-properties style:font-name="Liberation Sans" fo:font-size="11pt" officeooo:rsid="006fda7e" style:font-size-asian="11pt" style:font-size-complex="11pt"/>
    </style:style>
    <style:style style:name="T97" style:family="text">
      <style:text-properties officeooo:rsid="006c5670"/>
    </style:style>
    <style:style style:name="T98" style:family="text">
      <style:text-properties officeooo:rsid="00b97114"/>
    </style:style>
    <style:style style:name="T99" style:family="text">
      <style:text-properties officeooo:rsid="00b817c4"/>
    </style:style>
    <style:style style:name="T100" style:family="text">
      <style:text-properties officeooo:rsid="006fda7e"/>
    </style:style>
    <style:style style:name="T101" style:family="text">
      <style:text-properties officeooo:rsid="0078b822"/>
    </style:style>
    <style:style style:name="T102" style:family="text">
      <style:text-properties officeooo:rsid="007a9d66"/>
    </style:style>
    <style:style style:name="T103" style:family="text">
      <style:text-properties officeooo:rsid="00b237c4"/>
    </style:style>
    <style:style style:name="T104" style:family="text">
      <style:text-properties officeooo:rsid="00c067b2"/>
    </style:style>
    <style:style style:name="T105" style:family="text">
      <style:text-properties officeooo:rsid="007fe586"/>
    </style:style>
    <style:style style:name="T106" style:family="text">
      <style:text-properties officeooo:rsid="00805cb3"/>
    </style:style>
    <style:style style:name="T107" style:family="text">
      <style:text-properties officeooo:rsid="007caa24"/>
    </style:style>
    <style:style style:name="T108" style:family="text">
      <style:text-properties officeooo:rsid="007e2cc8"/>
    </style:style>
    <style:style style:name="T109" style:family="text">
      <style:text-properties officeooo:rsid="00cd97c9"/>
    </style:style>
    <style:style style:name="T110" style:family="text">
      <style:text-properties officeooo:rsid="00d10f83"/>
    </style:style>
    <style:style style:name="T111" style:family="text">
      <style:text-properties style:font-name="Liberation Sans2" fo:font-size="11pt" officeooo:rsid="00d10f83" style:font-size-asian="10.5pt"/>
    </style:style>
    <style:style style:name="T112" style:family="text">
      <style:text-properties style:font-name="Liberation Sans2" fo:font-size="11pt" officeooo:rsid="00e02637" style:font-size-asian="10.5pt"/>
    </style:style>
    <style:style style:name="T113" style:family="text">
      <style:text-properties style:font-name="Liberation Sans2" fo:font-size="11pt" officeooo:rsid="00d65ab0" style:font-size-asian="10.5pt"/>
    </style:style>
    <style:style style:name="T114" style:family="text">
      <style:text-properties style:font-name="Liberation Sans2" fo:font-size="11pt" officeooo:rsid="00d80785" style:font-size-asian="10.5pt"/>
    </style:style>
    <style:style style:name="T115" style:family="text">
      <style:text-properties style:font-name="Liberation Sans2" fo:font-size="11pt" officeooo:rsid="00dd0858" style:font-size-asian="10.5pt"/>
    </style:style>
    <style:style style:name="T116" style:family="text">
      <style:text-properties style:font-name="Liberation Sans2" fo:font-size="11pt" officeooo:rsid="00e03a45" style:font-size-asian="10.5pt" style:font-weight-asian="normal" style:font-weight-complex="normal"/>
    </style:style>
    <style:style style:name="T117" style:family="text">
      <style:text-properties style:font-name="Liberation Sans2" fo:font-size="11pt" officeooo:rsid="00e9cc51" style:font-size-asian="10.5pt"/>
    </style:style>
    <style:style style:name="T118" style:family="text">
      <style:text-properties style:font-name="Liberation Sans2" fo:font-size="11pt" officeooo:rsid="00ea98ed" style:font-size-asian="10.5pt"/>
    </style:style>
    <style:style style:name="T119" style:family="text">
      <style:text-properties style:font-name="Liberation Sans2" fo:font-size="11pt" officeooo:rsid="00ed9c23" style:font-size-asian="10.5pt"/>
    </style:style>
    <style:style style:name="T120" style:family="text">
      <style:text-properties style:font-name="Liberation Sans2" fo:font-size="11pt" officeooo:rsid="00f2bc1a" style:font-size-asian="10.5pt"/>
    </style:style>
    <style:style style:name="T121" style:family="text">
      <style:text-properties style:font-name="Liberation Sans2" fo:font-size="11pt" officeooo:rsid="00f312db" style:font-size-asian="10.5pt"/>
    </style:style>
    <style:style style:name="T122" style:family="text">
      <style:text-properties style:font-name="Liberation Sans2" fo:font-size="11pt" officeooo:rsid="00f54fb0" style:font-size-asian="10.5pt"/>
    </style:style>
    <style:style style:name="T123" style:family="text">
      <style:text-properties style:font-name="Liberation Sans2" fo:font-size="11pt" officeooo:rsid="00f67852" style:font-size-asian="10.5pt"/>
    </style:style>
    <style:style style:name="T124" style:family="text">
      <style:text-properties officeooo:rsid="00d65ab0"/>
    </style:style>
    <style:style style:name="T125" style:family="text">
      <style:text-properties officeooo:rsid="007ef617"/>
    </style:style>
    <style:style style:name="T126" style:family="text">
      <style:text-properties fo:font-size="11pt" officeooo:rsid="00d65ab0"/>
    </style:style>
    <style:style style:name="T127" style:family="text">
      <style:text-properties fo:font-size="11pt" officeooo:rsid="00e9cc51"/>
    </style:style>
    <style:style style:name="T128" style:family="text">
      <style:text-properties officeooo:rsid="00d80785"/>
    </style:style>
    <style:style style:name="T129" style:family="text">
      <style:text-properties officeooo:rsid="00d92477"/>
    </style:style>
    <style:style style:name="T130" style:family="text">
      <style:text-properties officeooo:rsid="00d9e120"/>
    </style:style>
    <style:style style:name="T131" style:family="text">
      <style:text-properties officeooo:rsid="002349d2"/>
    </style:style>
    <style:style style:name="T132" style:family="text">
      <style:text-properties officeooo:rsid="00dba8c1"/>
    </style:style>
    <style:style style:name="T133" style:family="text">
      <style:text-properties officeooo:rsid="00dc761c"/>
    </style:style>
    <style:style style:name="T134" style:family="text">
      <style:text-properties officeooo:rsid="00dd0858"/>
    </style:style>
    <style:style style:name="T135" style:family="text">
      <style:text-properties officeooo:rsid="00e03a45"/>
    </style:style>
    <style:style style:name="T136" style:family="text">
      <style:text-properties officeooo:rsid="00e541a8"/>
    </style:style>
    <style:style style:name="T137" style:family="text">
      <style:text-properties fo:font-style="normal"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officeooo:rsid="00e65cfb"/>
    </style:style>
    <style:style style:name="T140" style:family="text">
      <style:text-properties officeooo:rsid="00e7cc26"/>
    </style:style>
    <style:style style:name="T141" style:family="text">
      <style:text-properties officeooo:rsid="00e9cc51"/>
    </style:style>
    <style:style style:name="T142" style:family="text">
      <style:text-properties officeooo:rsid="00aa4bbc"/>
    </style:style>
    <style:style style:name="T143" style:family="text">
      <style:text-properties officeooo:rsid="00ea98ed"/>
    </style:style>
    <style:style style:name="T144" style:family="text">
      <style:text-properties officeooo:rsid="00ebd835"/>
    </style:style>
    <style:style style:name="T145" style:family="text">
      <style:text-properties officeooo:rsid="00ec5f59"/>
    </style:style>
    <style:style style:name="T146" style:family="text">
      <style:text-properties officeooo:rsid="00ed9c23"/>
    </style:style>
    <style:style style:name="T147" style:family="text">
      <style:text-properties officeooo:rsid="00ef1521"/>
    </style:style>
    <style:style style:name="T148" style:family="text">
      <style:text-properties officeooo:rsid="00efedcc"/>
    </style:style>
    <style:style style:name="T149" style:family="text">
      <style:text-properties officeooo:rsid="00f2bc1a"/>
    </style:style>
    <style:style style:name="T150" style:family="text">
      <style:text-properties officeooo:rsid="00f312db"/>
    </style:style>
    <style:style style:name="T151" style:family="text">
      <style:text-properties officeooo:rsid="00f4dc80"/>
    </style:style>
    <style:style style:name="T152" style:family="text">
      <style:text-properties officeooo:rsid="00f54e09"/>
    </style:style>
    <style:style style:name="T153" style:family="text">
      <style:text-properties officeooo:rsid="00f54fb0"/>
    </style:style>
    <style:style style:name="T154" style:family="text">
      <style:text-properties officeooo:rsid="00f5ef68"/>
    </style:style>
    <style:style style:name="T155" style:family="text">
      <style:text-properties officeooo:rsid="00f67852"/>
    </style:style>
    <style:style style:name="T156" style:family="text">
      <style:text-properties officeooo:rsid="0079afe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049cm, 0cm, 0.30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254cm" fo:margin-right="0.254cm" fo:margin-top="0.254cm" fo:margin-bottom="0.25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7cm, 0cm, 0.157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7%" draw:contrast="4%"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691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2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0" draw:name="Image1" text:anchor-type="as-char" svg:width="8.467cm" svg:height="1.778cm" draw:z-index="0"><draw:image xlink:href="Pictures/10000201000003E8000000D2A7FE72F00FFCF111.png" xlink:type="simple" xlink:show="embed" xlink:actuate="onLoad" loext:mime-type="image/png"/></draw:frame></text:p>
      <text:p text:style-name="P41">Průvodce programem Writer 6.4</text:p>
      <text:p text:style-name="P19">Kapitola 14 <text:s/><text:line-break/>Hromadná korespondence</text:p>
      <text:p text:style-name="P34">Form Letters, Mailing Labels, and Envelopes</text:p>
      <text:h text:style-name="P46" text:outline-level="1"><text:bookmark-start text:name="__RefHeading__5636_1566568644"/>Autorská práva<text:bookmark-end text:name="__RefHeading__5636_1566568644"/></text:h>
      <text:p text:style-name="P8">Tento dokument je duševním vlastnictvím skupiny LibreOffice Documentation Team, ©<text:date style:data-style-name="N107" text:date-value="2020-04-08T08:10:11.46940975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7">Všechny ochranné známky uvedené v této příručce patří jejich vlastníkům.</text:p>
      <text:h text:style-name="P52" text:outline-level="2"><text:bookmark-start text:name="__RefHeading__5638_1566568644"/>Přispěvatelé<text:bookmark-end text:name="__RefHeading__5638_1566568644"/></text:h>
      <text:h text:style-name="Heading_20_3" text:outline-level="3"><text:bookmark-start text:name="__RefHeading___Toc93955_2418320379"/>Pro toto vydání<text:bookmark-end text:name="__RefHeading___Toc9395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Felipe Viggiano</text:p>
          </table:table-cell>
          <table:table-cell table:style-name="Table5.A1" office:value-type="string">
            <text:p text:style-name="Table_20_Contents"/>
          </table:table-cell>
        </table:table-row>
      </table:table>
      <text:h text:style-name="Heading_20_3" text:outline-level="3"><text:bookmark-start text:name="__RefHeading___Toc65998_1458413368"/>Pro předchozí vydání<text:bookmark-end text:name="__RefHeading___Toc65998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36884729" text:style-name="Heading_20_Note">
        <text:list-item>
          <text:p text:style-name="P58">Poznámka</text:p>
        </text:list-item>
      </text:list>
      <text:p text:style-name="P22">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9">Publikováno v červenci <text:date style:data-style-name="N107" text:date-value="2020-08-06T15:12:06.867611822">2020</text:date>. Založeno na LibreOffice <text:user-defined style:data-style-name="N0" text:name="LibreOffice Version">6.4</text:user-defined>.</text:p>
      <text:h text:style-name="P52" text:outline-level="2"><text:bookmark-start text:name="__RefHeading___Toc4650_402817234"/>Poznámka pro uživatele systému macOS<text:bookmark-end text:name="__RefHeading___Toc4650_402817234"/></text:h>
      <text:p text:style-name="P9">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nebo Linux</text:p>
          </table:table-cell>
          <table:table-cell table:style-name="Table4.A1" office:value-type="string">
            <text:p text:style-name="P25">Ekvivalent pro macOS</text:p>
          </table:table-cell>
          <table:table-cell table:style-name="Table4.A1" office:value-type="string">
            <text:p text:style-name="P25">Výsledek</text:p>
          </table:table-cell>
        </table:table-row>
        <table:table-row table:style-name="Table4.1">
          <table:table-cell table:style-name="Table4.A2" office:value-type="string">
            <text:p text:style-name="P20"><text:span text:style-name="Strong_20_Emphasis">Nástroje &gt; Možnosti…</text:span> <text:line-break/>výběr nabídky</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iknutí pravým tlačítkem</text:p>
          </table:table-cell>
          <table:table-cell table:style-name="Table4.A2" office:value-type="string">
            <text:p text:style-name="P20"><text:span text:style-name="Keystroke">Control</text:span>+click and/or right-click depending on computer setup</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text:span text:style-name="Keystroke">Ctrl</text:span> (Control)</text:p>
          </table:table-cell>
          <table:table-cell table:style-name="Table4.A2" office:value-type="string">
            <text:p text:style-name="P20"><text:span text:style-name="Keystroke"> ⌘</text:span>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text:span text:style-name="Keystroke">F11</text:span></text:p>
          </table:table-cell>
          <table:table-cell table:style-name="Table4.A2" office:value-type="string">
            <text:p text:style-name="P20"><text:span text:style-name="Keystroke">⌘</text:span> + <text:span text:style-name="Keystroke">T</text:span></text:p>
          </table:table-cell>
          <table:table-cell table:style-name="Table4.A2" office:value-type="string">
            <text:p text:style-name="P20">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93955_2418320379" text:style-name="Index_20_Link" text:visited-style-name="Index_20_Link">Pro toto vydání<text:tab/>2</text:a></text:p>
          <text:p text:style-name="P40"><text:a xlink:type="simple" xlink:href="#__RefHeading___Toc65998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66000_1458413368" text:style-name="Index_20_Link" text:visited-style-name="Index_20_Link">What is mail merge?<text:tab/>4</text:a></text:p>
          <text:p text:style-name="P38"><text:a xlink:type="simple" xlink:href="#__RefHeading__14773_1371936259" text:style-name="Index_20_Link" text:visited-style-name="Index_20_Link">Creating and registering an address data source<text:tab/>4</text:a></text:p>
          <text:p text:style-name="P38"><text:a xlink:type="simple" xlink:href="#__RefHeading__10699_1810514402" text:style-name="Index_20_Link" text:visited-style-name="Index_20_Link">Creating a form letter<text:tab/>6</text:a></text:p>
          <text:p text:style-name="P39"><text:a xlink:type="simple" xlink:href="#__RefHeading__10805_1816780511" text:style-name="Index_20_Link" text:visited-style-name="Index_20_Link">Editing merged documents<text:tab/>9</text:a></text:p>
          <text:p text:style-name="P38"><text:a xlink:type="simple" xlink:href="#__RefHeading__14777_1371936259" text:style-name="Index_20_Link" text:visited-style-name="Index_20_Link">Printing mailing labels<text:tab/>10</text:a></text:p>
          <text:p text:style-name="P39"><text:a xlink:type="simple" xlink:href="#__RefHeading__18971_2096162955" text:style-name="Index_20_Link" text:visited-style-name="Index_20_Link">Preparing for printing<text:tab/>10</text:a></text:p>
          <text:p text:style-name="P39"><text:a xlink:type="simple" xlink:href="#__RefHeading__18973_2096162955" text:style-name="Index_20_Link" text:visited-style-name="Index_20_Link">Removing blank lines from labels<text:tab/>12</text:a></text:p>
          <text:p text:style-name="P39"><text:a xlink:type="simple" xlink:href="#__RefHeading__10995_2096162955" text:style-name="Index_20_Link" text:visited-style-name="Index_20_Link">Tisk<text:tab/>13</text:a></text:p>
          <text:p text:style-name="P39"><text:a xlink:type="simple" xlink:href="#__RefHeading__14779_1371936259" text:style-name="Index_20_Link" text:visited-style-name="Index_20_Link">Editing a saved file of mailing labels<text:tab/>13</text:a></text:p>
          <text:p text:style-name="P38"><text:a xlink:type="simple" xlink:href="#__RefHeading___Toc232551_2418320379" text:style-name="Index_20_Link" text:visited-style-name="Index_20_Link">Printing envelopes<text:tab/>14</text:a></text:p>
          <text:p text:style-name="P39"><text:a xlink:type="simple" xlink:href="#__RefHeading___Toc232553_2418320379" text:style-name="Index_20_Link" text:visited-style-name="Index_20_Link">Setting up envelopes for printing<text:tab/>14</text:a></text:p>
          <text:p text:style-name="P39"><text:a xlink:type="simple" xlink:href="#__RefHeading___Toc231982_2418320379" text:style-name="Index_20_Link" text:visited-style-name="Index_20_Link">Merging and printing the envelopes<text:tab/>15</text:a></text:p>
          <text:p text:style-name="P39"><text:a xlink:type="simple" xlink:href="#__RefHeading__15259_2096162955" text:style-name="Index_20_Link" text:visited-style-name="Index_20_Link">Creating an envelope template<text:tab/>15</text:a></text:p>
          <text:p text:style-name="P38"><text:a xlink:type="simple" xlink:href="#__RefHeading___Toc232555_2418320379" text:style-name="Index_20_Link" text:visited-style-name="Index_20_Link">Using the Mail Merge Wizard to create a form letter<text:tab/>15</text:a></text:p>
          <text:p text:style-name="P39"><text:a xlink:type="simple" xlink:href="#__RefHeading__14789_1371936259" text:style-name="Index_20_Link" text:visited-style-name="Index_20_Link">Step 1: Select starting document<text:tab/>15</text:a></text:p>
          <text:p text:style-name="P39"><text:a xlink:type="simple" xlink:href="#__RefHeading__14791_1371936259" text:style-name="Index_20_Link" text:visited-style-name="Index_20_Link">Step 2: Select document type<text:tab/>16</text:a></text:p>
          <text:p text:style-name="P39"><text:a xlink:type="simple" xlink:href="#__RefHeading__14793_1371936259" text:style-name="Index_20_Link" text:visited-style-name="Index_20_Link">Step 3: Insert address block<text:tab/>16</text:a></text:p>
          <text:p text:style-name="P40"><text:a xlink:type="simple" xlink:href="#__RefHeading___Toc19654_995353177" text:style-name="Index_20_Link" text:visited-style-name="Index_20_Link">Selecting the data source (address list)<text:tab/>17</text:a></text:p>
          <text:p text:style-name="P40"><text:a xlink:type="simple" xlink:href="#__RefHeading__14797_1371936259" text:style-name="Index_20_Link" text:visited-style-name="Index_20_Link">Selecting and optionally editing the address block<text:tab/>18</text:a></text:p>
          <text:p text:style-name="P40"><text:a xlink:type="simple" xlink:href="#__RefHeading___Toc235046_2418320379" text:style-name="Index_20_Link" text:visited-style-name="Index_20_Link">Matching the fields<text:tab/>19</text:a></text:p>
          <text:p text:style-name="P39"><text:a xlink:type="simple" xlink:href="#__RefHeading__14801_1371936259" text:style-name="Index_20_Link" text:visited-style-name="Index_20_Link">Step 4: Create salutation<text:tab/>20</text:a></text:p>
          <text:p text:style-name="P39"><text:a xlink:type="simple" xlink:href="#__RefHeading__14803_1371936259" text:style-name="Index_20_Link" text:visited-style-name="Index_20_Link">Step 5: Adjust layout<text:tab/>22</text:a></text:p>
        </text:index-body>
      </text:table-of-content>
      <text:p text:style-name="Page_20_Break"/>
      <text:h text:style-name="P47" text:outline-level="1"><text:bookmark-start text:name="__RefHeading___Toc66000_1458413368"/>What is <text:alphabetical-index-mark text:string-value="přehled" text:key1="hromadná korespondence"/>mail merge?<text:bookmark-end text:name="__RefHeading___Toc66000_1458413368"/></text:h>
      <text:p text:style-name="P26">Writer’s mail merge provides features to create and print multiple copies of one item (such as return address labels, promotional stickers, or t-shirt transfers) or to produce copies that include variable information (for example names, addresses, and amounts due):</text:p>
      <text:list xml:id="list3754449105" text:style-name="List_20_1">
        <text:list-item>
          <text:p text:style-name="P61">Form letters (a document to send to a list of recipients).</text:p>
        </text:list-item>
        <text:list-item>
          <text:p text:style-name="P62">Mailing labels, labels for physical file folders, and similar purposes.</text:p>
        </text:list-item>
        <text:list-item>
          <text:p text:style-name="P61">Envelopes.</text:p>
        </text:list-item>
      </text:list>
      <text:p text:style-name="P10">Variable data is typically derived from a data source, as discussed below. If all output is to be the same (for example, return address labels), the merge can use manually entered text or images.</text:p>
      <text:p text:style-name="P26">This chapter describes the mail merge process. The steps include:</text:p>
      <text:list xml:id="list1149545665" text:style-name="Numbering_20_1">
        <text:list-item text:start-value="1">
          <text:p text:style-name="P65">Create and register a data source.</text:p>
        </text:list-item>
        <text:list-item>
          <text:p text:style-name="P65">Create and print form letters, mailing labels, and envelopes.</text:p>
        </text:list-item>
        <text:list-item>
          <text:p text:style-name="P65">Optionally, save the output in an editable file instead of printing it directly.</text:p>
        </text:list-item>
      </text:list>
      <text:h text:style-name="P43" text:outline-level="1"><text:bookmark-start text:name="__RefHeading__14773_1371936259"/>Creating and registering an address <text:alphabetical-index-mark text:string-value="definition" text:key1="zdroj dat"/>data source<text:bookmark-end text:name="__RefHeading__14773_1371936259"/></text:h>
      <text:p text:style-name="P13">An address data source is a database containing the name and address records from which mailing labels and envelopes can be derived. LibreOffice can create the database from spreadsheets, text files including Writer documents, and databases such as MySQL. If the information to be used in the mail merge is currently in a format that LibreOffice cannot access directly, you need to convert it, for example by exporting to a comma-separated values (CSV) file.</text:p>
      <text:p text:style-name="P13">For a data source to be directly accessible from within a Writer document, it must be registered. You need to do this only once.</text:p>
      <text:list xml:id="list604413039" text:style-name="Numbering_20_1">
        <text:list-item text:start-value="1">
          <text:p text:style-name="P65">From within a Writer document, or from the LibreOffice Start Center, choose <text:span text:style-name="Strong_20_Emphasis">File &gt; Wizards &gt; </text:span><text:alphabetical-index-mark text:string-value="address data source"/><text:alphabetical-index-mark-start text:id="IMark141335816" text:key1="wizard"/><text:span text:style-name="Strong_20_Emphasis">Address Data Source</text:span><text:alphabetical-index-mark-end text:id="IMark141335816"/>.</text:p>
        </text:list-item>
        <text:list-item>
          <text:p text:style-name="P65">The choices on the first page of the wizard vary with your operating system. Select the appropriate type of external address book. For a spreadsheet, it is <text:span text:style-name="Strong_20_Emphasis">Other external data source</text:span>. Klepneme na tlačítko <text:span text:style-name="Strong_20_Emphasis">Další</text:span>.</text:p>
        </text:list-item>
      </text:list>
      <text:p text:style-name="P27"><draw:frame draw:style-name="fr3" draw:name="Frame18" text:anchor-type="as-char" svg:width="15cm" draw:z-index="1"><draw:text-box fo:min-height="8.908cm"><text:p text:style-name="Caption"><draw:frame draw:style-name="fr10" draw:name="graphics33" text:anchor-type="paragraph" svg:width="15cm" svg:height="8.44cm" draw:z-index="20"><draw:image xlink:href="Pictures/10000000000002860000017853518ED003913168.png" xlink:type="simple" xlink:show="embed" xlink:actuate="onLoad" loext:mime-type="image/png"/></draw:frame>Figure <text:sequence text:ref-name="refFigure0" text:name="Figure" text:formula="ooow:Figure+1" style:num-format="1">1</text:sequence>: Select type of external <text:alphabetical-index-mark-start text:id="IMark164165720"/>address book<text:alphabetical-index-mark-end text:id="IMark164165720"/></text:p></draw:text-box></draw:frame></text:p>
      <text:list xml:id="list151208811473359" text:continue-numbering="true" text:style-name="Numbering_20_1">
        <text:list-item>
          <text:p text:style-name="P65"><text:soft-page-break/>On the next page of the Wizard, click on the <text:span text:style-name="Strong_20_Emphasis">Settings</text:span> button.</text:p>
        </text:list-item>
      </text:list>
      <text:p text:style-name="P27"><draw:frame draw:style-name="fr7" draw:name="Frame21" text:anchor-type="as-char" svg:y="-3.521cm" svg:width="15cm" draw:z-index="2"><draw:text-box fo:min-height="3.884cm"><text:p text:style-name="Caption"><draw:frame draw:style-name="fr10" draw:name="Ch11Fig3" text:anchor-type="paragraph" svg:width="15cm" svg:height="3.39cm" draw:z-index="21"><draw:image xlink:href="Pictures/10000000000003B2000000D688D675AD0FACA6AA.png" xlink:type="simple" xlink:show="embed" xlink:actuate="onLoad" loext:mime-type="image/png"/></draw:frame>Figure <text:sequence text:ref-name="refFigure1" text:name="Figure" text:formula="ooow:Figure+1" style:num-format="1">2</text:sequence>: Starting the Settings part of the Wizard</text:p></draw:text-box></draw:frame></text:p>
      <text:list xml:id="list151208434209278" text:continue-numbering="true" text:style-name="Numbering_20_1">
        <text:list-item>
          <text:p text:style-name="P65">On the <text:span text:style-name="Emphasis">Data Source Properties</text:span> page, select the Database type. In our example, it is <text:span text:style-name="Strong_20_Emphasis">Spreadsheet</text:span>. Klepneme na tlačítko <text:span text:style-name="Strong_20_Emphasis">Další</text:span>.</text:p>
        </text:list-item>
      </text:list>
      <text:p text:style-name="P27"><draw:frame draw:style-name="fr3" draw:name="Frame22" text:anchor-type="as-char" svg:width="14.982cm" draw:z-index="3"><draw:text-box fo:min-height="4.454cm"><text:p text:style-name="Caption"><draw:frame draw:style-name="fr19" draw:name="Image16" text:anchor-type="paragraph" svg:width="14.891cm" svg:height="3.928cm" draw:z-index="23"><draw:image xlink:href="Pictures/10000201000002A3000000B1A08EE071607E820B.png" xlink:type="simple" xlink:show="embed" xlink:actuate="onLoad" loext:mime-type="image/png"/></draw:frame>Figure <text:sequence text:ref-name="refFigure2" text:name="Figure" text:formula="ooow:Figure+1" style:num-format="1">3</text:sequence>: Selecting the database type</text:p></draw:text-box></draw:frame></text:p>
      <text:list xml:id="list151208638660901" text:continue-numbering="true" text:style-name="Numbering_20_1">
        <text:list-item>
          <text:p text:style-name="P66">On the next page (Figure <text:sequence-ref text:reference-format="value" text:ref-name="refFigure3">4</text:sequence-ref>), click <text:span text:style-name="Strong_20_Emphasis">Browse</text:span> and navigate to the spreadsheet that contains the address information. Select the spreadsheet and click <text:span text:style-name="Strong_20_Emphasis">Open</text:span> to return to this dialog. </text:p>
        </text:list-item>
      </text:list>
      <text:p text:style-name="P27"><draw:frame draw:style-name="fr3" draw:name="Frame23" text:anchor-type="as-char" svg:width="15cm" draw:z-index="4"><draw:text-box fo:min-height="3.406cm"><text:p text:style-name="Caption"><draw:frame draw:style-name="fr10" draw:name="Image17" text:anchor-type="paragraph" svg:width="15cm" svg:height="3.209cm" draw:z-index="25"><draw:image xlink:href="Pictures/10000201000002A1000000905BF2CE3331517EB1.png" xlink:type="simple" xlink:show="embed" xlink:actuate="onLoad" loext:mime-type="image/png"/></draw:frame>Figure <text:sequence text:ref-name="refFigure3" text:name="Figure" text:formula="ooow:Figure+1" style:num-format="1">4</text:sequence>: Selecting the spreadsheet document</text:p></draw:text-box></draw:frame></text:p>
      <text:list xml:id="list151207415737490" text:continue-numbering="true" text:style-name="Numbering_20_1">
        <text:list-item>
          <text:p text:style-name="P67">To test that the connection has been correctly established, click the <text:span text:style-name="Strong_20_Emphasis">Test Connection</text:span> button in the middle of the dialog (not shown in Figure <text:sequence-ref text:reference-format="value" text:ref-name="refFigure3">4</text:sequence-ref>). You should get the message “The connection was established successfully”; otherwise, you will get an error message.</text:p>
        </text:list-item>
        <text:list-item>
          <text:p text:style-name="P65">Klepneme na tlačítko <text:span text:style-name="Strong_20_Emphasis">Dokončit</text:span>.</text:p>
        </text:list-item>
        <text:list-item>
          <text:p text:style-name="P65">On the next page, click <text:span text:style-name="Strong_20_Emphasis">Next</text:span>. Do <text:span text:style-name="Strong_20_Emphasis">not</text:span> click the <text:span text:style-name="Strong_20_Emphasis">Field Assignment</text:span> button.</text:p>
        </text:list-item>
      </text:list>
      <text:p text:style-name="P27"><draw:frame draw:style-name="fr7" draw:name="Frame19" text:anchor-type="as-char" svg:y="-6.477cm" svg:width="15cm" draw:z-index="5"><draw:text-box fo:min-height="6.355cm"><text:p text:style-name="Caption"><draw:frame draw:style-name="fr10" draw:name="Image19" text:anchor-type="paragraph" svg:width="15cm" svg:height="5.999cm" draw:z-index="27"><draw:image xlink:href="Pictures/10000201000002B7000001166049F658A8A0441F.png" xlink:type="simple" xlink:show="embed" xlink:actuate="onLoad" loext:mime-type="image/png"/></draw:frame>Figure <text:sequence text:ref-name="refFigure4" text:name="Figure" text:formula="ooow:Figure+1" style:num-format="1">5</text:sequence>: For a spreadsheet, do <text:span text:style-name="Strong_20_Emphasis">not</text:span> click the Field Assignment button</text:p></draw:text-box></draw:frame></text:p>
      <text:list xml:id="list151207324612529" text:continue-numbering="true" text:style-name="Numbering_20_1">
        <text:list-item>
          <text:p text:style-name="P65"><text:soft-page-break/>Name the new database (.odb) file in the <text:span text:style-name="Emphasis">Location</text:span> field. Optionally change the name in the <text:span text:style-name="Emphasis">Address book name</text:span> field; this is the registered name, which LibreOffice displays in data source listings. In our example, the name <text:span text:style-name="User_20_Entry">Points</text:span> was used for both.</text:p>
        </text:list-item>
      </text:list>
      <text:p text:style-name="P27"><draw:frame draw:style-name="fr3" draw:name="Frame20" text:anchor-type="as-char" svg:width="15cm" draw:z-index="6"><draw:text-box fo:min-height="5.345cm"><text:p text:style-name="Caption"><draw:frame draw:style-name="fr19" draw:name="Image20" text:anchor-type="paragraph" svg:width="14.96cm" svg:height="6.641cm" draw:z-index="30"><draw:image xlink:href="Pictures/10000201000002BC00000136A02D1AC91EBB744E.png" xlink:type="simple" xlink:show="embed" xlink:actuate="onLoad" loext:mime-type="image/png"/></draw:frame>Figure <text:sequence text:ref-name="refFigure5" text:name="Figure" text:formula="ooow:Figure+1" style:num-format="1">6</text:sequence>: Name the .odb file and the address book</text:p></draw:text-box></draw:frame></text:p>
      <text:list xml:id="list151208256890660" text:continue-numbering="true" text:style-name="Numbering_20_1">
        <text:list-item>
          <text:p text:style-name="P65">Klepneme na tlačítko <text:span text:style-name="Strong_20_Emphasis">Dokončit</text:span>. The data source is now registered.</text:p>
        </text:list-item>
      </text:list>
      <text:h text:style-name="P43" text:outline-level="1"><text:bookmark-start text:name="__RefHeading__10699_1810514402"/>Creating a form letter<text:bookmark-end text:name="__RefHeading__10699_1810514402"/></text:h>
      <text:p text:style-name="P13">You can create a form letter manually—the simplest and most comprehensive method, which is described here—or you can use the Mail Merge wizard starting on page <text:bookmark-ref text:reference-format="page" text:ref-name="__RefHeading___Toc232555_2418320379">15</text:bookmark-ref>.</text:p>
      <text:list xml:id="list556832784" text:style-name="Numbering_20_1">
        <text:list-item text:start-value="1">
          <text:p text:style-name="P65">Create a new Writer document (<text:span text:style-name="Strong_20_Emphasis">File &gt; New &gt; Text Document</text:span>) or open a pre-existing form letter with <text:span text:style-name="Strong_20_Emphasis">File &gt; Open</text:span>.</text:p>
        </text:list-item>
        <text:list-item>
          <text:p text:style-name="P65">Display the registered data sources: <text:span text:style-name="Strong_20_Emphasis">View &gt; Data sources</text:span> (or press <text:span text:style-name="Keystroke">Shift+Ctrl+F4</text:span>).</text:p>
        </text:list-item>
        <text:list-item>
          <text:p text:style-name="P65">Find the data source that you wish to use for the form letter, in this case <text:span text:style-name="Emphasis">Points</text:span>. Expand the <text:span text:style-name="Emphasis">Points</text:span> and <text:span text:style-name="Emphasis">Tables</text:span> folders, and select <text:span text:style-name="Emphasis">Sheet1</text:span>. The address data file is displayed.</text:p>
        </text:list-item>
      </text:list>
      <text:p text:style-name="P27"><draw:frame draw:style-name="fr3" draw:name="Frame25" text:anchor-type="as-char" svg:width="16.822cm" draw:z-index="7"><draw:text-box fo:min-height="6.646cm"><text:p text:style-name="Caption"><draw:frame draw:style-name="fr10" draw:name="Image3" text:anchor-type="paragraph" svg:width="16.815cm" svg:height="6.121cm" draw:z-index="32"><draw:image xlink:href="Pictures/10000000000002C200000101E1196486A4D69918.png" xlink:type="simple" xlink:show="embed" xlink:actuate="onLoad" loext:mime-type="image/png"/></draw:frame>Figure <text:sequence text:ref-name="refFigure6" text:name="Figure" text:formula="ooow:Figure+1" style:num-format="1">7</text:sequence>: Selecting the data source</text:p></draw:text-box></draw:frame></text:p>
      <text:list xml:id="list151208134365048" text:continue-numbering="true" text:style-name="Numbering_20_1">
        <text:list-item>
          <text:p text:style-name="P65">Now create or modify the form letter by typing in the text, punctuation, line breaks, and so on that will be present in all of the letters.</text:p>
          <text:p text:style-name="P65">To add the mail-merge fields where needed (such as names and addresses), click in the field heading and drag it to the appropriate point in the letter. </text:p>
        </text:list-item>
      </text:list>
      <text:p text:style-name="P31">Address lines should be in individual paragraphs, not separated by line breaks as might seem preferable. The reason for this will be made clear in the next step.</text:p>
      <text:p text:style-name="P27"><text:soft-page-break/><draw:frame draw:style-name="fr3" draw:name="Frame26" text:anchor-type="as-char" svg:width="12cm" draw:z-index="8"><draw:text-box fo:min-height="8.835cm"><text:p text:style-name="Caption"><draw:frame draw:style-name="fr10" draw:name="Ch11Fig9" text:anchor-type="paragraph" svg:width="12cm" svg:height="8.271cm" draw:z-index="33"><draw:image xlink:href="Pictures/10000000000001D10000014B4D266D2702AB849B.png" xlink:type="simple" xlink:show="embed" xlink:actuate="onLoad" loext:mime-type="image/png"/></draw:frame>Figure <text:sequence text:ref-name="refFigure7" text:name="Figure" text:formula="ooow:Figure+1" style:num-format="1">8</text:sequence>: Dragging fields to the body of the form letter</text:p></draw:text-box></draw:frame></text:p>
      <text:list xml:id="list151207366349734" text:continue-numbering="true" text:style-name="Numbering_20_1">
        <text:list-item>
          <text:p text:style-name="P65">Continue until you have composed the entire document. At this time you can suppress any blank lines that may appear in the resulting letters (Step 6). Otherwise, go to Step 7.</text:p>
        </text:list-item>
      </text:list>
      <text:p text:style-name="P27"><draw:frame draw:style-name="fr6" draw:name="Frame35" text:anchor-type="as-char" svg:width="14.46cm" draw:z-index="9"><draw:text-box fo:min-height="10.241cm"><text:p text:style-name="Caption"><draw:frame draw:style-name="fr10" draw:name="Ch11Fig10" text:anchor-type="paragraph" svg:width="14.46cm" svg:height="9.738cm" draw:z-index="34"><draw:image xlink:href="Pictures/10000000000001ED0000014CCB0D4C71F0C7A508.png" xlink:type="simple" xlink:show="embed" xlink:actuate="onLoad" loext:mime-type="image/png"/></draw:frame>Figure <text:sequence text:ref-name="refFigure8" text:name="Figure" text:formula="ooow:Figure+1" style:num-format="1">9</text:sequence>: The completed form letter</text:p></draw:text-box></draw:frame></text:p>
      <text:list xml:id="list151207134243711" text:continue-numbering="true" text:style-name="Numbering_20_1">
        <text:list-item>
          <text:p text:style-name="P65">If you wish to suppress<text:note text:id="ftn1" text:note-class="footnote"><text:note-citation>1</text:note-citation><text:note-body><text:p text:style-name="P37">When using the Mail Merge Wizard, you can select an automatic suppression of blank lines and avoid the work described in this section.</text:p></text:note-body></text:note> blank lines, follow this procedure:</text:p>
        </text:list-item>
      </text:list>
      <text:list xml:id="list3607115978" text:style-name="Numbering_20_2">
        <text:list-item>
          <text:list>
            <text:list-item text:start-value="1">
              <text:p text:style-name="P80">Click at the end of the first paragraph to be suppressed if empty, and then choose <text:span text:style-name="Strong_20_Emphasis">Insert &gt; Field &gt; More Fields</text:span> to display the Fields dialog.</text:p>
            </text:list-item>
            <text:list-item>
              <text:p text:style-name="P80">Select the <text:span text:style-name="Emphasis">Functions</text:span> tab and then click on <text:span text:style-name="Strong_20_Emphasis">Hidden Paragraph</text:span> in the <text:span text:style-name="Emphasis">Type</text:span> column.</text:p>
            </text:list-item>
          </text:list>
        </text:list-item>
      </text:list>
      <text:p text:style-name="P27"><text:soft-page-break/><draw:frame draw:style-name="fr3" draw:name="Frame16" text:anchor-type="as-char" svg:width="14cm" draw:z-index="35"><draw:text-box fo:min-height="9.093cm"><text:p text:style-name="Caption"><draw:frame draw:style-name="fr10" draw:name="Ch11Fig11" text:anchor-type="paragraph" svg:width="14cm" svg:height="8.601cm" draw:z-index="36"><draw:image xlink:href="Pictures/10000000000002510000017A6BFC1EC477F2D5B8.png" xlink:type="simple" xlink:show="embed" xlink:actuate="onLoad" loext:mime-type="image/png"/></draw:frame>Figure <text:sequence text:ref-name="refFigure9" text:name="Figure" text:formula="ooow:Figure+1" style:num-format="1">10</text:sequence>: Hidden paragraph insertion</text:p></draw:text-box></draw:frame></text:p>
      <text:list xml:id="list151208015728137" text:continue-numbering="true" text:style-name="Numbering_20_2">
        <text:list-item>
          <text:list>
            <text:list-item>
              <text:p text:style-name="P81">Now click in the <text:span text:style-name="Strong_20_Emphasis">Condition</text:span> box and enter the details of the condition that defines a blank address field. It has the general form of:</text:p>
            </text:list-item>
          </text:list>
        </text:list-item>
      </text:list>
      <text:p text:style-name="P32"><text:span text:style-name="Code">![Database.Table.Database field]</text:span></text:p>
      <text:p text:style-name="P33">where the ‘!’ (NOT) character indicates the negative case and the square brackets indicate the condition.</text:p>
      <text:p text:style-name="P33">For example, in our Points database the condition to test if the Last Name field is empty would be:</text:p>
      <text:p text:style-name="P33"><text:span text:style-name="Code">![Points.Sheet1.Last Name]</text:span> as illustrated in Figure <text:sequence-ref text:reference-format="value" text:ref-name="refFigure9">10</text:sequence-ref>.</text:p>
      <text:p text:style-name="P33">To test for multiple conditions use the operators AND and/or OR between the conditional statements, for example:</text:p>
      <text:p text:style-name="P32"><text:span text:style-name="Code">![Points.Sheet1.Title]AND![Points.Sheet1.Last Name]</text:span></text:p>
      <text:list xml:id="list151207392397751" text:continue-numbering="true" text:style-name="Numbering_20_2">
        <text:list-item>
          <text:list>
            <text:list-item>
              <text:p text:style-name="P80">Click <text:span text:style-name="Strong_20_Emphasis">Insert</text:span>, but do not close the dialog until you have amended all the lines that should be suppressed.</text:p>
            </text:list-item>
          </text:list>
        </text:list-item>
        <text:list-item text:start-value="7" text:style-override="OOoNum_20_123">
          <text:p text:style-name="P75">The document is now ready to be printed.</text:p>
        </text:list-item>
        <text:list-item text:start-value="1">
          <text:p text:style-name="P80">Choose <text:span text:style-name="Strong_20_Emphasis">File &gt; Print</text:span> and respond with <text:span text:style-name="Strong_20_Emphasis">Yes</text:span> in the message box.</text:p>
        </text:list-item>
      </text:list>
      <text:p text:style-name="P27"><draw:frame draw:style-name="fr4" draw:name="Frame15" text:anchor-type="as-char" svg:width="12.832cm" draw:z-index="37"><draw:text-box fo:min-height="2.651cm"><text:p text:style-name="Caption"><draw:frame draw:style-name="fr18" draw:name="Image21" text:anchor-type="paragraph" svg:width="12.804cm" svg:height="2.113cm" draw:z-index="38"><draw:image xlink:href="Pictures/10000000000001E40000006A71695F310DAD1241.png" xlink:type="simple" xlink:show="embed" xlink:actuate="onLoad" loext:mime-type="image/png"/></draw:frame>Figure <text:sequence text:ref-name="refFigure10" text:name="Figure" text:formula="ooow:Figure+1" style:num-format="1">11</text:sequence>: Mail merge confirmation message</text:p></draw:text-box></draw:frame></text:p>
      <text:list xml:id="list151207546526307" text:continue-numbering="true" text:style-name="Numbering_20_2">
        <text:list-item>
          <text:p text:style-name="P80">In the <text:alphabetical-index-mark-start text:id="IMark115032200"/><text:alphabetical-index-mark text:string-value="Mail Merge dialog" text:key1="hromadná korespondence"/><text:alphabetical-index-mark text:string-value="Mail Merge dialog" text:key1="hromadná korespondence"/>Mail Merge dialog<text:alphabetical-index-mark-end text:id="IMark115032200"/> (Figure <text:sequence-ref text:reference-format="value" text:ref-name="refFigure11">12</text:sequence-ref>), in the <text:span text:style-name="Emphasis">Records</text:span> section, you can choose to print all records or selected records. To select individual records to be printed, <text:span text:style-name="Keystroke">Ctrl+click</text:span> on each one. To select a block of records, select the first record in the block, scroll to the last record in the block, and <text:span text:style-name="Keystroke">Shift+click</text:span> on the last record.</text:p>
        </text:list-item>
        <text:list-item>
          <text:p text:style-name="P80">Click <text:span text:style-name="Strong_20_Emphasis">OK</text:span> to send the letters directly to the printer. Or, you can save the letters to a file for further editing or formatting; see “<text:bookmark-ref text:reference-format="text" text:ref-name="__RefHeading__10805_1816780511">Editing merged documents</text:bookmark-ref>” below.</text:p>
        </text:list-item>
        <text:list-item>
          <text:p text:style-name="P80"><text:soft-page-break/>If you have not saved the original, prototype form letter document (template) previously, then you should do so now. Having a form letter template could greatly simplify the creation of other form letters and is highly recommended.</text:p>
        </text:list-item>
      </text:list>
      <text:p text:style-name="P27"><draw:frame draw:style-name="fr3" draw:name="Frame28" text:anchor-type="as-char" svg:width="16.993cm" draw:z-index="40"><draw:text-box fo:min-height="7.713cm"><text:p text:style-name="Caption"><draw:frame draw:style-name="fr10" draw:name="graphics14" text:anchor-type="paragraph" svg:width="16.993cm" svg:height="7.264cm" draw:z-index="42"><draw:image xlink:href="Pictures/10000000000002820000011337FC89BC6002C581.png" xlink:type="simple" xlink:show="embed" xlink:actuate="onLoad" loext:mime-type="image/png"/></draw:frame>Figure <text:sequence text:ref-name="refFigure11" text:name="Figure" text:formula="ooow:Figure+1" style:num-format="1">12</text:sequence>: The Mail Merge dialog</text:p></draw:text-box></draw:frame></text:p>
      <text:h text:style-name="P50" text:outline-level="2"><text:bookmark-start text:name="__RefHeading__10805_1816780511"/>Editing merged documents<text:bookmark-end text:name="__RefHeading__10805_1816780511"/></text:h>
      <text:p text:style-name="P26">You may prefer to save the letters to a file, to allow for proofreading or formatting. Provedeme to následovně:</text:p>
      <text:list xml:id="list151208666142345" text:continue-list="list1149545665" text:style-name="Numbering_20_1">
        <text:list-item text:start-value="1">
          <text:p text:style-name="P65">In the Mail Merge dialog (Figure <text:sequence-ref text:reference-format="value" text:ref-name="refFigure11">12</text:sequence-ref>), select <text:span text:style-name="Strong_20_Emphasis">File</text:span> in the <text:span text:style-name="Emphasis">Output</text:span> section, instead of using the default <text:span text:style-name="Strong_20_Emphasis">Printer</text:span> selection. This activates some other choices on the page (Figure <text:sequence-ref text:reference-format="value" text:ref-name="refFigure12">13</text:sequence-ref>).</text:p>
        </text:list-item>
        <text:list-item>
          <text:p text:style-name="P68">You can choose whether to save the output as a single document (containing all of the letters) or save the letters as individual documents, and you can specify the name, location, and format of the files.</text:p>
        </text:list-item>
      </text:list>
      <text:p text:style-name="P27"><draw:frame draw:style-name="fr1" draw:name="Frame10" text:anchor-type="as-char" svg:width="9.927cm" draw:z-index="43"><draw:text-box fo:min-height="6.99cm"><text:p text:style-name="Caption"><draw:frame draw:style-name="fr17" draw:name="Image18" text:anchor-type="paragraph" svg:width="9.927cm" style:rel-width="100%" svg:height="6.99cm" style:rel-height="scale" draw:z-index="44"><draw:image xlink:href="Pictures/10000201000001AA0000012C8811D8557ACCB600.png" xlink:type="simple" xlink:show="embed" xlink:actuate="onLoad" loext:mime-type="image/png"/></draw:frame>Figure <text:sequence text:ref-name="refFigure12" text:name="Figure" text:formula="ooow:Figure+1" style:num-format="1">13</text:sequence>: Output to Printer or to File</text:p></draw:text-box></draw:frame></text:p>
      <text:list xml:id="list151208338737354" text:continue-numbering="true" text:style-name="Numbering_20_1">
        <text:list-item>
          <text:p text:style-name="P65">Klikneme na <text:span text:style-name="Strong_20_Emphasis">OK</text:span>. In the Save as dialog, enter a file name for the saved letters and choose a folder in which to save them. The letters will be saved consecutively as separate pages in the single document, or numbered consecutively in individual files if saved as individual documents.</text:p>
        </text:list-item>
      </text:list>
      <text:p text:style-name="P13">You can now open the letters and edit them individually as you would edit any other document.</text:p>
      <text:h text:style-name="P43" text:outline-level="1"><text:bookmark-start text:name="__RefHeading__14777_1371936259"/><text:soft-page-break/><text:reference-mark-start text:name="Printing mailing labels"/>Printing mailing labels<text:bookmark-end text:name="__RefHeading__14777_1371936259"/><text:reference-mark-end text:name="Printing mailing labels"/></text:h>
      <text:p text:style-name="P13">Labels are commonly used for printing address lists (where each label shows a different address), but they can also be used for making multiple copies of one label only, for example return-address stickers, or labels for CDs/DVDs or other items.</text:p>
      <text:p text:style-name="P13">Before beginning this process, note the brand and type of labels you intend to use. You can also define your own label size; see Step 4.</text:p>
      <text:list xml:id="list3581121254" text:style-name="Heading_20_Tip">
        <text:list-item>
          <text:p text:style-name="P59">Tip</text:p>
        </text:list-item>
      </text:list>
      <text:p text:style-name="P23">If you are printing the same information on each label, you may find the Business Cards dialog useful. Access it through <text:span text:style-name="Strong_20_Emphasis">File &gt; New &gt; Business Cards</text:span>. The Labels and Business Cards dialogs are very similar.</text:p>
      <text:h text:style-name="P50" text:outline-level="2"><text:bookmark-start text:name="__RefHeading__18971_2096162955"/>Preparing for printing<text:bookmark-end text:name="__RefHeading__18971_2096162955"/></text:h>
      <text:p text:style-name="P26">To prepare <text:alphabetical-index-mark-start text:id="IMark114040968"/>mailing labels<text:alphabetical-index-mark-end text:id="IMark114040968"/> for printing:</text:p>
      <text:list xml:id="list151208879780640" text:continue-list="list151208338737354" text:style-name="Numbering_20_1">
        <text:list-item text:start-value="1">
          <text:p text:style-name="P65">Choose <text:span text:style-name="Strong_20_Emphasis">File &gt; New &gt; Labels</text:span>. The Labels dialog opens.</text:p>
        </text:list-item>
        <text:list-item>
          <text:p text:style-name="P65">On the <text:span text:style-name="Emphasis">Labels</text:span> page (Figure <text:sequence-ref text:reference-format="value" text:ref-name="refFigure13">14</text:sequence-ref>), select the Database and Table.</text:p>
        </text:list-item>
        <text:list-item>
          <text:p text:style-name="P65">Click the drop-down arrow under <text:span text:style-name="Emphasis">Database</text:span> field. Select the first field to be used in the label (in this example, <text:span text:style-name="Emphasis">Title</text:span>). Click the left arrow button to move this field to the <text:span text:style-name="Emphasis">Label text</text:span> area, as shown in Figure <text:sequence-ref text:reference-format="value" text:ref-name="refFigure13">14</text:sequence-ref>.</text:p>
        </text:list-item>
      </text:list>
      <text:p text:style-name="P27"><draw:frame draw:style-name="fr5" draw:name="Frame30" text:anchor-type="as-char" svg:width="13.998cm" draw:z-index="11"><draw:text-box fo:min-height="6.368cm"><text:p text:style-name="Caption"><draw:frame draw:style-name="fr16" draw:name="graphics4" text:anchor-type="paragraph" svg:width="13.998cm" svg:height="5.913cm" draw:z-index="45"><draw:image xlink:href="Pictures/100000000000021100000100BA2A1FB568CF99CC.png" xlink:type="simple" xlink:show="embed" xlink:actuate="onLoad" loext:mime-type="image/png"/></draw:frame>Figure <text:sequence text:ref-name="refFigure13" text:name="Figure" text:formula="ooow:Figure+1" style:num-format="1">14</text:sequence>: Move fields from Database field list to Label text area</text:p></draw:text-box></draw:frame></text:p>
      <text:list xml:id="list151208579605961" text:continue-numbering="true" text:style-name="Numbering_20_1">
        <text:list-item>
          <text:p text:style-name="P69">Continue adding fields and inserting desired punctuation, spaces, and line breaks until the label is composed. Figure <text:sequence-ref text:reference-format="value" text:ref-name="refFigure14">15</text:sequence-ref><text:s/>shows the completed label.</text:p>
        </text:list-item>
        <text:list-item>
          <text:p text:style-name="P69">Select the label stock in the <text:span text:style-name="Emphasis">Brand</text:span> drop-down list. The types for that brand then appear in the <text:span text:style-name="Emphasis">Type</text:span> drop-down list. Select the size and type of labels required. Go to Step 7. <text:line-break/>If your label sheets are not listed, go to Step 6.</text:p>
        </text:list-item>
      </text:list>
      <text:p text:style-name="Figure"><text:soft-page-break/><draw:frame draw:style-name="fr3" draw:name="Frame31" text:anchor-type="as-char" svg:width="14.148cm" draw:z-index="46"><draw:text-box fo:min-height="9.83cm"><text:p text:style-name="Caption"><draw:frame draw:style-name="fr15" draw:name="Image5" text:anchor-type="paragraph" svg:width="14cm" svg:height="9.41cm" draw:z-index="47"><draw:image xlink:href="Pictures/10000000000002170000017A1FE6028764F5631C.png" xlink:type="simple" xlink:show="embed" xlink:actuate="onLoad" loext:mime-type="image/png"/></draw:frame>Figure <text:sequence text:ref-name="refFigure14" text:name="Figure" text:formula="ooow:Figure+1" style:num-format="1">15</text:sequence>: The completed label</text:p></draw:text-box></draw:frame></text:p>
      <text:list xml:id="list151208195878715" text:continue-numbering="true" text:style-name="Numbering_20_1">
        <text:list-item>
          <text:p text:style-name="P77">To define labels that are not on the list:</text:p>
        </text:list-item>
      </text:list>
      <text:list xml:id="list151207830834622" text:continue-list="list151207546526307" text:style-name="Numbering_20_2">
        <text:list-item text:start-value="1">
          <text:p text:style-name="P80">Select <text:span text:style-name="Strong_20_Emphasis">[User]</text:span> in the <text:span text:style-name="Strong_20_Emphasis">Type</text:span> box on the <text:span text:style-name="Emphasis">Labels</text:span> page. Then, click the <text:span text:style-name="Emphasis">Format</text:span> page of the Labels dialog (Figure <text:sequence-ref text:reference-format="value" text:ref-name="refFigure15">16</text:sequence-ref>). Measure on your labels those dimensions illustrated and enter them into the respective boxes on the left side.</text:p>
        </text:list-item>
      </text:list>
      <text:list xml:id="list1411452744" text:style-name="List_20_2">
        <text:list-header>
          <text:p text:style-name="P64"><text:span text:style-name="Emphasis">Horizontal pitch</text:span> is the distance between the left edges of adjacent labels.</text:p>
          <text:p text:style-name="P64"><text:span text:style-name="Emphasis">Vertical pitch</text:span> is the distance between the upper edge of a label and the upper edge of the label directly below.</text:p>
        </text:list-header>
      </text:list>
      <text:p text:style-name="P27"><draw:frame draw:style-name="fr4" draw:name="Frame32" text:anchor-type="as-char" svg:width="14cm" draw:z-index="48"><draw:text-box fo:min-height="8.086cm"><text:p text:style-name="Caption"><draw:frame draw:style-name="fr14" draw:name="Image13" text:anchor-type="paragraph" svg:width="15.901cm" style:rel-width="100%" svg:height="8.573cm" style:rel-height="scale" draw:z-index="49"><draw:image xlink:href="Pictures/10000000000002590000014447E47F70E4439770.png" xlink:type="simple" xlink:show="embed" xlink:actuate="onLoad" loext:mime-type="image/png"/></draw:frame>Figure <text:sequence text:ref-name="refFigure15" text:name="Figure" text:formula="ooow:Figure+1" style:num-format="1">16</text:sequence>: Specify settings, if necessary</text:p></draw:text-box></draw:frame></text:p>
      <text:list xml:id="list151209051488142" text:continue-list="list151207830834622" text:style-name="Numbering_20_2">
        <text:list-item>
          <text:p text:style-name="P80">You can now save the label template if you are likely to use it again. Klikneme na <text:span text:style-name="Strong_20_Emphasis">Uložit</text:span>.</text:p>
        </text:list-item>
        <text:list-item>
          <text:p text:style-name="P80">In the Save Label Format dialog that pops up, enter names for your label Brand and Type. Klikneme na <text:span text:style-name="Strong_20_Emphasis">OK</text:span>.</text:p>
        </text:list-item>
      </text:list>
      <text:list xml:id="list151208828455562" text:continue-list="list151208195878715" text:style-name="Numbering_20_1">
        <text:list-item>
          <text:p text:style-name="P65">On the <text:span text:style-name="Emphasis">Options</text:span> page, select <text:span text:style-name="Strong_20_Emphasis">Synchronize contents</text:span>.</text:p>
        </text:list-item>
        <text:list-item>
          <text:p text:style-name="P65"><text:soft-page-break/>Click <text:span text:style-name="Strong_20_Emphasis">New Document</text:span>. You now have a new, single‑page document containing a series of frames, one for each label of the selected type and filled with the data source address fields that you selected. Quite often some of the fields in your address data source will be unused, leading to blank lines in your labels. If this is not important, go to “<text:bookmark-ref text:reference-format="text" text:ref-name="__RefHeading__10995_2096162955">Printing</text:bookmark-ref>” on page <text:bookmark-ref text:reference-format="page" text:ref-name="__RefHeading__10995_2096162955">13</text:bookmark-ref>; otherwise, continue with “<text:bookmark-ref text:reference-format="text" text:ref-name="__RefHeading__18973_2096162955">Removing blank lines from labels</text:bookmark-ref>” below.</text:p>
        </text:list-item>
      </text:list>
      <text:h text:style-name="P50" text:outline-level="2"><text:bookmark-start text:name="__RefHeading__18973_2096162955"/>Removing blank lines from labels<text:bookmark-end text:name="__RefHeading__18973_2096162955"/></text:h>
      <text:list xml:id="list151208499122493" text:continue-list="list151208828455562" text:style-name="Numbering_20_1">
        <text:list-item text:start-value="1">
          <text:p text:style-name="P65">First ensure that the label frames are showing the field contents (data source headings), rather than their underlying field names. If this is not the case, then either press <text:span text:style-name="Keystroke">Ctrl+F9</text:span> or choose <text:span text:style-name="Strong_20_Emphasis">View &gt; Field Names</text:span> to toggle the view.</text:p>
        </text:list-item>
        <text:list-item>
          <text:p text:style-name="P65">Next, ensure that you can see non‑printing characters, such as paragraph marks and line breaks. If these are not already visible, choose <text:span text:style-name="Strong_20_Emphasis">View &gt; Formatting Marks</text:span> from the Menu bar, or press <text:span text:style-name="Keystroke">Ctrl+F10</text:span>, or click on the <text:span text:style-name="Strong_20_Emphasis">Toggle Formatting Marks</text:span> icon on the Standard toolbar.</text:p>
        </text:list-item>
      </text:list>
      <text:p text:style-name="P31">You will now see that address field separation is created by line breaks (<draw:frame draw:style-name="fr13" draw:name="graphics12" text:anchor-type="as-char" svg:width="0.423cm" svg:height="0.423cm" draw:z-index="12"><draw:image xlink:href="Pictures/1000000000000010000000107560D576DB604A1E.png" xlink:type="simple" xlink:show="embed" xlink:actuate="onLoad" loext:mime-type="image/png"/></draw:frame>), rather than paragraphs (<draw:frame draw:style-name="fr13" draw:name="graphics48" text:anchor-type="as-char" svg:width="0.423cm" svg:height="0.423cm" draw:z-index="13"><draw:image xlink:href="Pictures/10000000000000100000001034BA5D3F6DF367E6.png" xlink:type="simple" xlink:show="embed" xlink:actuate="onLoad" loext:mime-type="image/png"/></draw:frame>). The suppression of blank address fields depends on hiding paragraphs, not lines, so you need to replace line breaks with paragraphs.</text:p>
      <text:list xml:id="list151207477251263" text:continue-numbering="true" text:style-name="Numbering_20_1">
        <text:list-item>
          <text:p text:style-name="P65">Click in the first label, at the end of the last data source address field in the first line of the label. Press <text:span text:style-name="Keystroke">Delete</text:span> to remove the new line character and then press <text:span text:style-name="Keystroke">Return</text:span> (or the <text:span text:style-name="Keystroke">Enter</text:span> key) to insert a paragraph marker. Repeat this action for each line in the address.</text:p>
        </text:list-item>
      </text:list>
      <text:p text:style-name="P35">If the line spacing in the first label is not satisfactory, you may wish to correct this before proceeding, by modifying the paragraph style associated with the address. Unless you have changed it, the address uses the Default style.</text:p>
      <text:list xml:id="list2478511381" text:style-name="Heading_20_Caution">
        <text:list-item>
          <text:p text:style-name="P56">Upozornění</text:p>
        </text:list-item>
      </text:list>
      <text:p text:style-name="P24">The objective of Step 3 is to replace all line breaks at the end of data source address fields with paragraphs. Sometimes the address data field may be longer than the width of the label and will wrap to the next physical line: make sure that you are not misled by this into deleting and replacing anything other than line break characters.</text:p>
      <text:list xml:id="list151208919788965" text:continue-list="list151207477251263" text:style-name="Numbering_20_1">
        <text:list-item>
          <text:p text:style-name="P66">Click again at the end of the first paragraph to be conditionally suppressed and then choose <text:span text:style-name="Strong_20_Emphasis">Insert &gt; Fields &gt; More Fields</text:span>. Select the <text:span text:style-name="Emphasis">Functions</text:span> tab and then click on <text:span text:style-name="Strong_20_Emphasis">Hidden Paragraph</text:span> in the <text:span text:style-name="Emphasis">Type</text:span> column. Now click in the <text:span text:style-name="Strong_20_Emphasis">Condition</text:span> box and enter the details of the condition that defines a blank address field. It has the general form of:</text:p>
        </text:list-item>
      </text:list>
      <text:p text:style-name="P31"><text:tab/><text:span text:style-name="Code">![Database.Table.Database field]</text:span></text:p>
      <text:p text:style-name="P31">where the ‘!’ (NOT) character indicates the negative case and the square brackets indicate the condition.</text:p>
      <text:p text:style-name="P31">For example, in our Points database the condition to test if the Last Name field is empty would be </text:p>
      <text:p text:style-name="P31"><text:tab/><text:span text:style-name="Code">![Points.Sheet1.Last Name]</text:span> as illustrated in Figure <text:sequence-ref text:reference-format="value" text:ref-name="refFigure9">10</text:sequence-ref>.</text:p>
      <text:p text:style-name="P31">To test for multiple conditions, use the operators AND and/or OR between the conditional statements, for example:</text:p>
      <text:p text:style-name="P31"><text:tab/><text:span text:style-name="Code">![Points.Sheet1.Title]AND![Points.Sheet1.Last Name]</text:span></text:p>
      <text:p text:style-name="P31">Click <text:span text:style-name="Strong_20_Emphasis">Insert</text:span>, but do not close the dialog until all lines have been amended.</text:p>
      <text:list xml:id="list151207898069541" text:continue-numbering="true" text:style-name="Numbering_20_1">
        <text:list-item>
          <text:p text:style-name="P79">Repeat for each paragraph to be conditionally suppressed, remembering to place the cursor at the end of the line before changing the last element of the condition and inserting the result.</text:p>
        </text:list-item>
      </text:list>
      <text:list xml:id="list151207015316374" text:continue-list="list2478511381" text:style-name="Heading_20_Caution">
        <text:list-item>
          <text:p text:style-name="P56"><text:soft-page-break/>Upozornění</text:p>
        </text:list-item>
      </text:list>
      <text:p text:style-name="P24">The last paragraph of the label address block ends with a special field, <text:span text:style-name="Code">Next record:Database.Table</text:span> (<text:span text:style-name="Code">Next record:Points.Sheet1</text:span> in our example); the Hidden paragraph field must be inserted before this field. This can generally be accomplished by clicking at the end of the paragraph and then using the <text:span text:style-name="Keystroke">Left</text:span><text:span text:style-name="Emphasis"> </text:span><text:span text:style-name="Keystroke">Arrow</text:span> key once to skip back over it. If you omitted this action, you will find that some records have been skipped and are missing from the final output.</text:p>
      <text:list xml:id="list151208544067778" text:continue-list="list151207898069541" text:style-name="Numbering_20_1">
        <text:list-item>
          <text:p text:style-name="P78"><draw:frame draw:style-name="fr12" draw:name="Ch11page14" text:anchor-type="paragraph" svg:x="11.098cm" svg:y="0.016cm" svg:width="5.879cm" svg:height="1.462cm" draw:z-index="10"><draw:image xlink:href="Pictures/10000000000000CF00000039A4249C3BA0743C21.png" xlink:type="simple" xlink:show="embed" xlink:actuate="onLoad" loext:mime-type="image/png"/></draw:frame>Remembering that we selected <text:span text:style-name="Strong_20_Emphasis">Synchronize contents</text:span> earlier, you should now see a small window containing a <text:span text:style-name="Strong_20_Emphasis">Synchronize Labels</text:span> button. Click this button and the hidden paragraph fields are propagated to all the labels in your document. (If you do not select Synchronize, then labels can be edited individually.)</text:p>
        </text:list-item>
      </text:list>
      <text:p text:style-name="P31">You now have a template suitable for future use with the same data source and type of label. If you wish to save it, use <text:span text:style-name="Strong_20_Emphasis">File &gt; Templates &gt; Save as Template</text:span>.</text:p>
      <text:h text:style-name="P50" text:outline-level="2"><text:bookmark-start text:name="__RefHeading__10995_2096162955"/>Tisk<text:bookmark-end text:name="__RefHeading__10995_2096162955"/></text:h>
      <text:list xml:id="list519108973" text:style-name="Numbering_20_1">
        <text:list-item>
          <text:p text:style-name="P65">Choose <text:span text:style-name="Strong_20_Emphasis">File &gt; Print</text:span>. The message shown in Figure <text:sequence-ref text:reference-format="value" text:ref-name="refFigure10">11</text:sequence-ref><text:s/>appears. Click <text:span text:style-name="Strong_20_Emphasis">Yes</text:span> to print.</text:p>
        </text:list-item>
        <text:list-item>
          <text:p text:style-name="P65">In the Mail Merge dialog (Figure <text:sequence-ref text:reference-format="value" text:ref-name="refFigure11">12</text:sequence-ref>), you can choose to print all records or selected records. To select records to be printed, use <text:span text:style-name="Keystroke">Ctrl</text:span>+<text:span text:style-name="Keystroke">click</text:span> to select individual records. To select a block of records, select the first record in the block, scroll to the last record in the block, and <text:span text:style-name="Keystroke">Shift</text:span>+<text:span text:style-name="Keystroke">click</text:span> on the last record.</text:p>
        </text:list-item>
        <text:list-item>
          <text:p text:style-name="P65">Click <text:span text:style-name="Strong_20_Emphasis">OK</text:span> to send the labels directly to the printer.</text:p>
        </text:list-item>
      </text:list>
      <text:list xml:id="list151208703467744" text:continue-list="list1436884729" text:style-name="Heading_20_Note">
        <text:list-item>
          <text:p text:style-name="P57">Poznámka</text:p>
        </text:list-item>
      </text:list>
      <text:p text:style-name="P36">If you prefer to save the labels to a file, perhaps to allow later editing such as changing the typeface or paragraph format, then select <text:span text:style-name="Strong_20_Emphasis">File</text:span> in the <text:span text:style-name="Emphasis">Output</text:span> section of the Mail Merge dialog, not the default <text:span text:style-name="Strong_20_Emphasis">Printer</text:span> selection. This changes the dialog to highlight the <text:span text:style-name="Emphasis">Save merged document</text:span> section, where <text:span text:style-name="Strong_20_Emphasis">Save as single document</text:span> is preselected.</text:p>
      <text:p text:style-name="P36">In this case, clicking <text:span text:style-name="Strong_20_Emphasis">OK</text:span> brings up the Save as dialog, where you can enter a file name for the saved labels. If you did not save the prototype label fields document (template) earlier, then you are prompted to do so now by another Save as dialog.</text:p>
      <text:p text:style-name="P24">In either case, whether printing or saving to file, despite there apparently being only one page of labels, the printed or saved output will be expanded to include all of the selected records from the data source.</text:p>
      <text:h text:style-name="P50" text:outline-level="2"><text:bookmark-start text:name="__RefHeading__14779_1371936259"/><text:alphabetical-index-mark text:string-value="edit saved file" text:key1="hromadná korespondence"/>Editing a saved file of mailing labels<text:bookmark-end text:name="__RefHeading__14779_1371936259"/></text:h>
      <text:p text:style-name="P13">To edit a saved file of mailing labels, open the saved label file in the same way as any other Writer document. You will be prompted to update all links. Choose <text:span text:style-name="Strong_20_Emphasis">No</text:span>. (If you select <text:span text:style-name="Strong_20_Emphasis">Synchronize</text:span>, all the labels will end up containing the same data, which may not be what you want.)</text:p>
      <text:p text:style-name="P13">You can edit individual records in the normal way, by highlighting and changing the font name, for example. However, you cannot edit all labels globally (for example, to change the font name for all records) by the technique of selecting the entire document. </text:p>
      <text:p text:style-name="P13">Instead, edit the paragraph style associated with the label records:</text:p>
      <text:list xml:id="list2117944608" text:style-name="Numbering_20_1">
        <text:list-item text:start-value="1">
          <text:p text:style-name="P65">Right-click in a label record. Go to <text:span text:style-name="Strong_20_Emphasis">Paragraph &gt; Edit Style</text:span> on the context menu.</text:p>
        </text:list-item>
        <text:list-item>
          <text:p text:style-name="P65">Then from the Paragraph Style dialog, you can make changes to the font name, the font size, the indents, and other attributes.</text:p>
        </text:list-item>
      </text:list>
      <text:h text:style-name="P44" text:outline-level="1"><text:bookmark-start text:name="__RefHeading___Toc232551_2418320379"/><text:soft-page-break/>Printing envelopes<text:bookmark-end text:name="__RefHeading___Toc232551_2418320379"/></text:h>
      <text:p text:style-name="P18">Instead of printing mailing labels, you may wish to print directly onto envelopes. By selecting <text:span text:style-name="Strong_20_Emphasis">Insert &gt; Envelope</text:span> from the Menu bar, you can select one of two methods for their production: either the envelope is embedded within a letter, generally as the first page (<text:span text:style-name="Strong_20_Emphasis">Insert</text:span> in the Envelope dialog), or the envelope is an independent document (<text:span text:style-name="Strong_20_Emphasis">New Document</text:span> in the dialog). In each case the addressing data may be manually entered, for example by copying and pasting from the letter with which it is associated, or it may originate within an address data source.</text:p>
      <text:p text:style-name="P13">The production of envelopes involves two steps, setup and printing. For general instructions on setting up envelopes for printing, see “Printing envelopes” in Chapter 7, Printing, Exporting, E-mailing, and Signing. This section describes the use of an address data source.</text:p>
      <text:h text:style-name="P51" text:outline-level="2"><text:bookmark-start text:name="__RefHeading___Toc232553_2418320379"/>Setting up envelopes for printing<text:bookmark-end text:name="__RefHeading___Toc232553_2418320379"/></text:h>
      <text:list xml:id="list1052641346" text:style-name="Numbering_20_1">
        <text:list-item text:start-value="1">
          <text:p text:style-name="P65">Choose <text:span text:style-name="Strong_20_Emphasis">Insert &gt; Envelope</text:span> from the Menu bar.</text:p>
        </text:list-item>
        <text:list-item>
          <text:p text:style-name="P66">On the <text:span text:style-name="Emphasis">Envelope</text:span> page of the Envelope dialog (Figure <text:sequence-ref text:reference-format="value" text:ref-name="refFigure20">21</text:sequence-ref>), choose whether to add Sender information to the envelope and edit the information in the <text:span text:style-name="Strong_20_Emphasis">Sender </text:span>box (Sender is the “from” on the envelope).</text:p>
        </text:list-item>
      </text:list>
      <text:p text:style-name="P6"><draw:frame draw:style-name="fr3" draw:name="Frame11" text:anchor-type="as-char" svg:width="13.256cm" draw:z-index="50"><draw:text-box fo:min-height="11.435cm"><text:p text:style-name="Caption"><draw:frame draw:style-name="fr10" draw:name="Image23" text:anchor-type="paragraph" svg:width="13.256cm" svg:height="10.954cm" draw:z-index="51"><draw:image xlink:href="Pictures/10000000000001F50000019E0F271B8464C9B5D2.png" xlink:type="simple" xlink:show="embed" xlink:actuate="onLoad" loext:mime-type="image/png"/></draw:frame>Figure <text:sequence text:ref-name="refFigure16" text:name="Figure" text:formula="ooow:Figure+1" style:num-format="1">17</text:sequence>: Choosing addressee and sender information for envelopes</text:p></draw:text-box></draw:frame></text:p>
      <text:list xml:id="list151207348512696" text:continue-numbering="true" text:style-name="Numbering_20_1">
        <text:list-item>
          <text:p text:style-name="P65">Create the Addressee fields by dragging and dropping from the data source headings (as described in “<text:bookmark-ref text:reference-format="text" text:ref-name="__RefHeading__10699_1810514402">Creating a form letter</text:bookmark-ref>” on page <text:bookmark-ref text:reference-format="page" text:ref-name="__RefHeading__10699_1810514402">6</text:bookmark-ref>, and in particular in Figure <text:sequence-ref text:reference-format="value" text:ref-name="refFigure7">8</text:sequence-ref>) or by using the facilities of the <text:span text:style-name="Emphasis">Envelope</text:span> tab.</text:p>
        </text:list-item>
        <text:list-item>
          <text:p text:style-name="P65">If you prefer dragging and dropping, then click <text:span text:style-name="Strong_20_Emphasis">New Document</text:span>, drag your data source headings into the <text:span text:style-name="Strong_20_Emphasis">Addressee</text:span> box on your new envelope and skip to step 10), otherwise continue with the next step.</text:p>
        </text:list-item>
        <text:list-item>
          <text:p text:style-name="P65">Verify, add, or edit the information in the <text:span text:style-name="Strong_20_Emphasis">Addressee</text:span> box. You can use the right-hand drop-down lists to select the database and table from which you can access the Addressee information, in a similar fashion to that described for “<text:reference-ref text:reference-format="text" text:ref-name="Printing mailing labels">Printing mailing labels</text:reference-ref>” on page <text:bookmark-ref text:reference-format="page" text:ref-name="__RefHeading__14777_1371936259">10</text:bookmark-ref>.</text:p>
        </text:list-item>
        <text:list-item>
          <text:p text:style-name="P65"><text:soft-page-break/>When you have finished formatting, click either the <text:span text:style-name="Strong_20_Emphasis">New Document</text:span> or <text:span text:style-name="Strong_20_Emphasis">Insert</text:span> button to finish. <text:span text:style-name="Strong_20_Emphasis">New Document</text:span> creates only the envelope template in a new document, whereas <text:span text:style-name="Strong_20_Emphasis">Insert</text:span> inserts the envelope into your current document as page 1.</text:p>
        </text:list-item>
        <text:list-item>
          <text:p text:style-name="P66">Quite often some of the fields in your address data source will be unused, leading to blank lines in the envelope Addressee area. If this is not important, go straight to “<text:bookmark-ref text:reference-format="text" text:ref-name="__RefHeading___Toc231982_2418320379">Merging and printing the envelopes</text:bookmark-ref>” below, otherwise continue as described in “<text:bookmark-ref text:reference-format="text" text:ref-name="__RefHeading__18973_2096162955">Removing blank lines from labels</text:bookmark-ref>” on page <text:bookmark-ref text:reference-format="page" text:ref-name="__RefHeading__18973_2096162955">12</text:bookmark-ref>.</text:p>
        </text:list-item>
      </text:list>
      <text:h text:style-name="P51" text:outline-level="2"><text:bookmark-start text:name="__RefHeading___Toc231982_2418320379"/>Merging and printing the envelopes<text:bookmark-end text:name="__RefHeading___Toc231982_2418320379"/></text:h>
      <text:p text:style-name="P26">To <text:alphabetical-index-mark text:string-value="envelopes" text:key1="hromadná korespondence"/>merge addresses and print the envelopes:</text:p>
      <text:list xml:id="list1796300379" text:style-name="Numbering_20_1">
        <text:list-item text:start-value="1">
          <text:p text:style-name="P65">Choose <text:span text:style-name="Strong_20_Emphasis">File &gt; Print</text:span>. A message box appears. Klepneme na <text:span text:style-name="Strong_20_Emphasis">Ano</text:span>.</text:p>
        </text:list-item>
        <text:list-item>
          <text:p text:style-name="P65">The <text:alphabetical-index-mark-start text:id="IMark162013064" text:key1="mail merge"/><text:alphabetical-index-mark-start text:id="IMark88880728" text:key1="envelope"/><text:alphabetical-index-mark-start text:id="IMark133888088"/>Mail Merge dialog<text:alphabetical-index-mark-end text:id="IMark133888088"/><text:alphabetical-index-mark-end text:id="IMark88880728"/><text:alphabetical-index-mark-end text:id="IMark162013064"/> (Figure <text:sequence-ref text:reference-format="value" text:ref-name="refFigure11">12</text:sequence-ref>) appears. As with form letters and mailing labels, you can choose to print envelopes for one, several or all address records in the database.</text:p>
        </text:list-item>
        <text:list-item>
          <text:p text:style-name="P65">Make your selections and then click <text:span text:style-name="Strong_20_Emphasis">OK</text:span> to print direct to the printer. To check the envelopes before printing them, see “<text:bookmark-ref text:reference-format="text" text:ref-name="__RefHeading__10805_1816780511">Editing merged documents</text:bookmark-ref>” on page <text:bookmark-ref text:reference-format="page" text:ref-name="__RefHeading__10805_1816780511">9</text:bookmark-ref><text:s/>for instructions.</text:p>
        </text:list-item>
      </text:list>
      <text:h text:style-name="P50" text:outline-level="2"><text:bookmark-start text:name="__RefHeading__15259_2096162955"/>Creating an envelope template<text:bookmark-end text:name="__RefHeading__15259_2096162955"/></text:h>
      <text:p text:style-name="P26">When your envelope layout and fields are complete to your satisfaction, you can save the result as a template.</text:p>
      <text:list xml:id="list151207655335070" text:continue-list="list151208544067778" text:style-name="Numbering_20_1">
        <text:list-item text:start-value="1">
          <text:p text:style-name="P65">Choose <text:span text:style-name="Strong_20_Emphasis">File &gt; Templates &gt; Save As Template</text:span>.</text:p>
        </text:list-item>
        <text:list-item>
          <text:p text:style-name="P65">In the Templates dialog, type a name and choose a template category.</text:p>
        </text:list-item>
        <text:list-item>
          <text:p text:style-name="P65">Click <text:span text:style-name="Strong_20_Emphasis">Save</text:span> to save the template.</text:p>
        </text:list-item>
      </text:list>
      <text:h text:style-name="P45" text:outline-level="1"><text:bookmark-start text:name="__RefHeading___Toc232555_2418320379"/>Using the Mail Merge Wizard to create a form letter<text:bookmark-end text:name="__RefHeading___Toc232555_2418320379"/></text:h>
      <text:p text:style-name="P13">The manual method of creating a form letter described in “<text:bookmark-ref text:reference-format="text" text:ref-name="__RefHeading__10699_1810514402">Creating a form letter</text:bookmark-ref>” on page <text:bookmark-ref text:reference-format="page" text:ref-name="__RefHeading__10699_1810514402">6</text:bookmark-ref><text:s/>provides the most control over the result and is therefore recommended. If you prefer to use the Mail Merge wizard, the technique is described below.</text:p>
      <text:p text:style-name="P13">Open a new document with <text:span text:style-name="Strong_20_Emphasis">File &gt; New &gt; Text Document</text:span> and start the Mail Merge wizard using <text:span text:style-name="Strong_20_Emphasis">Tools &gt; </text:span><text:alphabetical-index-mark text:string-value="Hromadná korespondence" text:key1="průvodce"/><text:alphabetical-index-mark text:string-value="creating with wizard" text:key1="form letter"/><text:span text:style-name="Strong_20_Emphasis">Mail Merge Wizard</text:span>. The wizard opens, as shown in Figure <text:sequence-ref text:reference-format="value" text:ref-name="refFigure17">18</text:sequence-ref>.</text:p>
      <text:h text:style-name="P50" text:outline-level="2"><text:bookmark-start text:name="__RefHeading__14789_1371936259"/>Step 1: Select starting document<text:bookmark-end text:name="__RefHeading__14789_1371936259"/></text:h>
      <text:p text:style-name="P26">The wizard gives several options for the starting document:</text:p>
      <text:list xml:id="list1472955596" text:style-name="List_20_1">
        <text:list-item>
          <text:p text:style-name="P61">Use the current document.</text:p>
        </text:list-item>
        <text:list-item>
          <text:p text:style-name="P61">Create a new document.</text:p>
        </text:list-item>
        <text:list-item>
          <text:p text:style-name="P61">Start from existing document.</text:p>
        </text:list-item>
        <text:list-item text:style-override="OOoBullets_20_1">
          <text:p text:style-name="P63">Start from a template.</text:p>
        </text:list-item>
      </text:list>
      <text:p text:style-name="P13">For the purposes of this example, we assume that you opened a new text document.</text:p>
      <text:p text:style-name="P13">Select <text:span text:style-name="Strong_20_Emphasis">Use the current document</text:span> and click <text:span text:style-name="Strong_20_Emphasis">Next</text:span>.</text:p>
      <text:p text:style-name="P27"><text:soft-page-break/><draw:frame draw:style-name="fr2" draw:name="Frame2" text:anchor-type="as-char" svg:width="16.125cm" draw:z-index="52"><draw:text-box fo:min-height="7.204cm"><text:p text:style-name="Caption"><draw:frame draw:style-name="fr10" draw:name="Image7" text:anchor-type="paragraph" svg:width="16.125cm" svg:height="6.757cm" draw:z-index="53"><draw:image xlink:href="Pictures/10000201000002B40000012236ACDFE5FBDFBD70.png" xlink:type="simple" xlink:show="embed" xlink:actuate="onLoad" loext:mime-type="image/png"/></draw:frame>Figure <text:sequence text:ref-name="refFigure17" text:name="Figure" text:formula="ooow:Figure+1" style:num-format="1">18</text:sequence>: <text:s/>Select starting document</text:p></draw:text-box></draw:frame></text:p>
      <text:h text:style-name="P50" text:outline-level="2"><text:bookmark-start text:name="__RefHeading__14791_1371936259"/>Step 2: Select document type<text:bookmark-end text:name="__RefHeading__14791_1371936259"/></text:h>
      <text:p text:style-name="P13">The wizard can produce letters or email messages. In this example, we are producing a letter. Select <text:span text:style-name="Strong_20_Emphasis">Letter</text:span> and click <text:span text:style-name="Strong_20_Emphasis">Next</text:span>.</text:p>
      <text:p text:style-name="P27"><draw:frame draw:style-name="fr2" draw:name="Frame12" text:anchor-type="as-char" svg:width="16.125cm" draw:z-index="54"><draw:text-box fo:min-height="6.131cm"><text:p text:style-name="Caption"><draw:frame draw:style-name="fr10" draw:name="Image4" text:anchor-type="paragraph" svg:width="16.125cm" svg:height="5.685cm" draw:z-index="55"><draw:image xlink:href="Pictures/10000000000002B4000000F46BB61C483C75CC29.png" xlink:type="simple" xlink:show="embed" xlink:actuate="onLoad" loext:mime-type="image/png"/></draw:frame>Figure <text:sequence text:ref-name="refFigure18" text:name="Figure" text:formula="ooow:Figure+1" style:num-format="1">19</text:sequence>: <text:s/>Choose document type</text:p></draw:text-box></draw:frame></text:p>
      <text:h text:style-name="P50" text:outline-level="2"><text:bookmark-start text:name="__RefHeading__14793_1371936259"/>Step 3: Insert address block<text:bookmark-end text:name="__RefHeading__14793_1371936259"/></text:h>
      <text:p text:style-name="P26">This is the most complex step in the wizard. In this step (Figure <text:sequence-ref text:reference-format="value" text:ref-name="refFigure19">20</text:sequence-ref>) you will do three things:</text:p>
      <text:list xml:id="list2083922003" text:style-name="Numbering_20_1">
        <text:list-item text:start-value="1">
          <text:p text:style-name="P65">Tell the wizard which data source to use. The data source must be an existing file. </text:p>
        </text:list-item>
        <text:list-item>
          <text:p text:style-name="P65">Select the address block to use in the document. This means choosing which fields appear (for example, whether the country is included) and how they look.</text:p>
        </text:list-item>
        <text:list-item>
          <text:p text:style-name="P65">Make sure that the fields all match correctly. This is very important. For example, the UK English version of the wizard has a field called &lt;Surname&gt;. If your spreadsheet has a column called “Last Name”, you need to tell the wizard that &lt;Surname&gt; and “Last Name” are equivalent. This is described in “<text:bookmark-ref text:reference-format="text" text:ref-name="__RefHeading___Toc235046_2418320379">Matching the fields</text:bookmark-ref>” on page <text:bookmark-ref text:reference-format="page" text:ref-name="__RefHeading___Toc235046_2418320379">19</text:bookmark-ref>.</text:p>
        </text:list-item>
      </text:list>
      <text:p text:style-name="P28"><text:soft-page-break/><draw:frame draw:style-name="fr2" draw:name="Frame3" text:anchor-type="as-char" svg:width="16.18cm" draw:z-index="14"><draw:text-box fo:min-height="11.961cm"><text:p text:style-name="Caption"><draw:frame draw:style-name="fr10" draw:name="Image6" text:anchor-type="paragraph" svg:width="16.148cm" svg:height="11.698cm" draw:z-index="15"><draw:image xlink:href="Pictures/10000000000002B5000001F64E4883D59D4CFE41.png" xlink:type="simple" xlink:show="embed" xlink:actuate="onLoad" loext:mime-type="image/png"/></draw:frame>Figure <text:sequence text:ref-name="refFigure19" text:name="Figure" text:formula="ooow:Figure+1" style:num-format="1">20</text:sequence>: Insert address block</text:p></draw:text-box></draw:frame></text:p>
      <text:h text:style-name="P53" text:outline-level="3"><text:bookmark-start text:name="__RefHeading___Toc19654_995353177"/>Selecting the data source (address list)<text:bookmark-end text:name="__RefHeading___Toc19654_995353177"/></text:h>
      <text:list xml:id="list151207152198583" text:continue-list="list2083922003" text:style-name="Numbering_20_1">
        <text:list-item text:start-value="1">
          <text:p text:style-name="P66">If the current address list, identified beneath the <text:span text:style-name="Strong_20_Emphasis">Select Different Address List</text:span> button in section <text:span text:style-name="Emphasis">1</text:span>, is not the one you wish to use, click the button to open the <text:alphabetical-index-mark-start text:id="IMark162106280" text:key1="mail merge"/><text:alphabetical-index-mark-start text:id="IMark112776216"/>Select Address List dialog<text:alphabetical-index-mark-end text:id="IMark112776216"/><text:alphabetical-index-mark-end text:id="IMark162106280"/> (Figure <text:sequence-ref text:reference-format="value" text:ref-name="refFigure20">21</text:sequence-ref>) for choosing a data source.</text:p>
        </text:list-item>
      </text:list>
      <text:p text:style-name="P30"><draw:frame draw:style-name="fr2" draw:name="Frame13" text:anchor-type="as-char" svg:width="13.217cm" draw:z-index="16"><draw:text-box fo:min-height="9.394cm"><text:p text:style-name="Caption"><draw:frame draw:style-name="fr10" draw:name="Image2" text:anchor-type="paragraph" svg:width="13.305cm" svg:height="8.948cm" draw:z-index="17"><draw:image xlink:href="Pictures/100002010000023B00000180DBBF1C8323DE7650.png" xlink:type="simple" xlink:show="embed" xlink:actuate="onLoad" loext:mime-type="image/png"/></draw:frame>Figure <text:sequence text:ref-name="refFigure20" text:name="Figure" text:formula="ooow:Figure+1" style:num-format="1">21</text:sequence>: <text:alphabetical-index-mark text:string-value="Select Address List dialog"/>Select address list dialog</text:p></draw:text-box></draw:frame></text:p>
      <text:list xml:id="list151208500999692" text:continue-numbering="true" text:style-name="Numbering_20_1">
        <text:list-header>
          <text:p text:style-name="P66"><text:soft-page-break/>If you have not already created the address list, you may click <text:span text:style-name="Strong_20_Emphasis">Create</text:span> to do so now. This step will allow you to create a .csv (Comma Separated Values) file with a new list of address records. If you have an address list that is not registered in LibreOffice, but which you wish to use, click <text:span text:style-name="Strong_20_Emphasis">Add</text:span> and select the file from the location in which it is saved.</text:p>
          <text:p text:style-name="P60">In each of these cases a new data source (.odb file) will be created and registered.</text:p>
        </text:list-header>
        <text:list-item>
          <text:p text:style-name="P65">Select the address list and click <text:span text:style-name="Strong_20_Emphasis">OK</text:span> to return to the Insert Address Block dialog. We retain “Points” as our address book for this example. The wizard can also exclude certain records; click <text:span text:style-name="Strong_20_Emphasis">Filter</text:span> to choose them.</text:p>
        </text:list-item>
      </text:list>
      <text:h text:style-name="P54" text:outline-level="3"><text:bookmark-start text:name="__RefHeading__14797_1371936259"/>Selecting and optionally editing the address block<text:bookmark-end text:name="__RefHeading__14797_1371936259"/></text:h>
      <text:list xml:id="list1707098506" text:style-name="Numbering_20_1">
        <text:list-item text:start-value="1">
          <text:p text:style-name="P65">In section <text:span text:style-name="Emphasis">2</text:span> (shown in Figure <text:sequence-ref text:reference-format="value" text:ref-name="refFigure19">20</text:sequence-ref>), select the address block to appear on the letter, define its appearance, and choose the fields it contains. The main page gives two choices. Click <text:span text:style-name="Strong_20_Emphasis">More</text:span> to open the Select Address Block dialog for more choices.</text:p>
        </text:list-item>
        <text:list-item>
          <text:p text:style-name="P65">The <text:alphabetical-index-mark-start text:id="IMark164433800"/><text:alphabetical-index-mark-start text:id="IMark168753688" text:key1="mail merge"/>Select Address Block dialog<text:alphabetical-index-mark-end text:id="IMark168753688"/><text:alphabetical-index-mark-end text:id="IMark164433800"/> (Figure <text:sequence-ref text:reference-format="value" text:ref-name="refFigure21">22</text:sequence-ref>) displays the original two blocks plus other choices for the format of the address block (you may need to scroll down to see all of the choices). You can also optionally include or exclude the country (for example, only include the country if it is not England) in the <text:span text:style-name="Emphasis">Address Block Settings</text:span> section. The formats provided are relatively common, but they might not exactly match your preference. If this is the case, select the address block that is closest to what you want and click <text:span text:style-name="Strong_20_Emphasis">Edit</text:span>, which opens the Edit Address Block dialog.</text:p>
        </text:list-item>
      </text:list>
      <text:p text:style-name="P27"><draw:frame draw:style-name="fr2" draw:name="Frame5" text:anchor-type="as-char" svg:width="11.511cm" draw:z-index="56"><draw:text-box fo:min-height="11.026cm"><text:p text:style-name="Caption"><draw:frame draw:style-name="fr11" draw:name="Image9" text:anchor-type="paragraph" svg:x="0cm" svg:y="0cm" svg:width="11.511cm" svg:height="10.58cm" draw:z-index="57"><draw:image xlink:href="Pictures/10000201000001EE000001C64393712BE3DCA1F5.png" xlink:type="simple" xlink:show="embed" xlink:actuate="onLoad" loext:mime-type="image/png"/></draw:frame>Figure <text:sequence text:ref-name="refFigure21" text:name="Figure" text:formula="ooow:Figure+1" style:num-format="1">22</text:sequence>: Select address block</text:p></draw:text-box></draw:frame></text:p>
      <text:list xml:id="list151207563339124" text:continue-numbering="true" text:style-name="Numbering_20_1">
        <text:list-item>
          <text:p text:style-name="P70">In the Edit<text:alphabetical-index-mark-start text:id="IMark174363560" text:key1="mail merge"/><text:alphabetical-index-mark-start text:id="IMark162106280"/> Address Block dialog<text:alphabetical-index-mark-end text:id="IMark162106280"/><text:alphabetical-index-mark-end text:id="IMark174363560"/> (Figure <text:sequence-ref text:reference-format="value" text:ref-name="refFigure22">23</text:sequence-ref>), you can add or delete address elements using the arrow buttons between the boxes. To move elements around, use the arrow buttons on the right. For example, to add an extra space between the first and the last names in Figure <text:sequence-ref text:reference-format="value" text:ref-name="refFigure22">23</text:sequence-ref>, click &lt;Last Name&gt; and then click the <text:span text:style-name="Strong_20_Emphasis">Move right</text:span> arrow button on the right-hand side.</text:p>
        </text:list-item>
        <text:list-item>
          <text:p text:style-name="P71">Click <text:span text:style-name="Strong_20_Emphasis">OK</text:span> to close the Edit Address Block dialog, then click <text:span text:style-name="Strong_20_Emphasis">OK</text:span> on the Select Address Block dialog to save your changes and return to the Mail Merge Wizard.</text:p>
        </text:list-item>
      </text:list>
      <text:p text:style-name="P27"><text:soft-page-break/><draw:frame draw:style-name="fr2" draw:name="Frame6" text:anchor-type="as-char" svg:width="16.152cm" draw:z-index="39"><draw:text-box fo:min-height="7.461cm"><text:p text:style-name="Caption"><draw:frame draw:style-name="fr10" draw:name="Image8" text:anchor-type="paragraph" svg:width="16.15cm" svg:height="11.329cm" draw:z-index="41"><draw:image xlink:href="Pictures/10000201000002D4000001FC9CBEC0B6D489BDAF.png" xlink:type="simple" xlink:show="embed" xlink:actuate="onLoad" loext:mime-type="image/png"/></draw:frame>Figure <text:sequence text:ref-name="refFigure22" text:name="Figure" text:formula="ooow:Figure+1" style:num-format="1">23</text:sequence>: Edit address block</text:p></draw:text-box></draw:frame></text:p>
      <text:h text:style-name="P55" text:outline-level="3"><text:bookmark-start text:name="__RefHeading___Toc235046_2418320379"/>Matching the fields<text:bookmark-end text:name="__RefHeading___Toc235046_2418320379"/></text:h>
      <text:p text:style-name="P26">Finally, it is time to match the wizard’s fields with the spreadsheet fields, so that items like &lt;Surname&gt; and “Last Name” match correctly.</text:p>
      <text:list xml:id="list151207676732076" text:continue-list="list151207655335070" text:style-name="Numbering_20_1">
        <text:list-item text:start-value="1">
          <text:p text:style-name="P65">Look at section <text:span text:style-name="Emphasis">3</text:span> of the wizard (shown in Figure <text:sequence-ref text:reference-format="value" text:ref-name="refFigure19">20</text:sequence-ref><text:s/>on page <text:sequence-ref text:reference-format="page" text:ref-name="refFigure19">17</text:sequence-ref>). The box at the bottom displays one record at a time, using the address block format you specified. Use the right and left arrow buttons below that address box to step through the addresses, checking that they display correctly. Do not assume that all the records display correctly, just because one or two do.</text:p>
        </text:list-item>
        <text:list-item>
          <text:p text:style-name="P65">If the addresses do not display correctly, click <text:span text:style-name="Strong_20_Emphasis">Match Fields</text:span>.</text:p>
        </text:list-item>
      </text:list>
      <text:p text:style-name="P31">The <text:alphabetical-index-mark-start text:id="IMark161642408" text:key1="mail merge"/><text:alphabetical-index-mark-start text:id="IMark137105288"/>Match Fields dialog<text:alphabetical-index-mark-end text:id="IMark137105288"/><text:alphabetical-index-mark-end text:id="IMark161642408"/> (Figure <text:sequence-ref text:reference-format="value" text:ref-name="refFigure23">24</text:sequence-ref>) has three columns:</text:p>
      <text:list xml:id="list151207908205028" text:continue-list="list1411452744" text:style-name="List_20_2">
        <text:list-item>
          <text:p text:style-name="P64">Address Elements are the terms the wizard uses for each field, such as &lt;First Name&gt; and &lt;Last Name&gt;.</text:p>
        </text:list-item>
        <text:list-item>
          <text:p text:style-name="P64">Use the Matches to <text:span text:style-name="Emphasis">Field</text:span> column to select, for each address element, the field from your data source that matches it.</text:p>
        </text:list-item>
        <text:list-item>
          <text:p text:style-name="P64">The <text:span text:style-name="Emphasis">Preview</text:span> column shows what will be shown for this field from the selected address block, so you can double-check that the match is correct.</text:p>
        </text:list-item>
      </text:list>
      <text:list xml:id="list151207972458427" text:continue-list="list151207676732076" text:style-name="Numbering_20_1">
        <text:list-item>
          <text:p text:style-name="P72">When you have matched all the fields, click <text:span text:style-name="Strong_20_Emphasis">OK</text:span> to return to the Insert Address Block dialog. Now, when you use the arrow buttons to look at all the addresses, they should all look correct. If not, go back and change anything you’re not happy with, before clicking <text:span text:style-name="Strong_20_Emphasis">Next</text:span> to move to the next step.</text:p>
        </text:list-item>
      </text:list>
      <text:p text:style-name="P31">Note that you will not be able to continue until you have correctly matched all the fields in your chosen address block. If you see &lt;not yet matched&gt; in a field position it indicates that the field in question is not correctly matched.</text:p>
      <text:p text:style-name="P27"><text:soft-page-break/><draw:frame draw:style-name="fr2" draw:name="Frame7" text:anchor-type="as-char" svg:width="14.452cm" draw:z-index="58"><draw:text-box fo:min-height="10.636cm"><text:p text:style-name="Caption"><draw:frame draw:style-name="fr10" draw:name="graphics18" text:anchor-type="paragraph" svg:width="14.402cm" svg:height="11.684cm" draw:z-index="59"><draw:image xlink:href="Pictures/1000000000000220000001C8E20ABB34B19B8DEB.png" xlink:type="simple" xlink:show="embed" xlink:actuate="onLoad" loext:mime-type="image/png"/></draw:frame>Figure <text:sequence text:ref-name="refFigure23" text:name="Figure" text:formula="ooow:Figure+1" style:num-format="1">24</text:sequence>: Match fields dialog</text:p></draw:text-box></draw:frame></text:p>
      <text:list xml:id="list151207365750009" text:continue-numbering="true" text:style-name="Numbering_20_1">
        <text:list-item>
          <text:p text:style-name="P65">Notice the option for <text:span text:style-name="Strong_20_Emphasis">Suppress lines with empty fields</text:span> in section <text:span text:style-name="Emphasis">2</text:span> of Figure <text:sequence-ref text:reference-format="value" text:ref-name="refFigure19">20</text:sequence-ref>. Using the Wizard, you do not have to create your own conditional suppression fields.</text:p>
        </text:list-item>
      </text:list>
      <text:h text:style-name="P50" text:outline-level="2"><text:bookmark-start text:name="__RefHeading__14801_1371936259"/>Step 4: Create salutation<text:bookmark-end text:name="__RefHeading__14801_1371936259"/></text:h>
      <text:p text:style-name="P5">It is possible to create just about any salutation you want in this step (see Figure <text:sequence-ref text:reference-format="value" text:ref-name="refFigure24">25</text:sequence-ref>).</text:p>
      <text:p text:style-name="P13">Select <text:span text:style-name="Strong_20_Emphasis">This document should contain a salutation</text:span> to enable the <text:span text:style-name="Emphasis">General salutation</text:span> list box. Some general texts are available in the list box, or you can enter your own text. A preview pane displays your choice.</text:p>
      <text:p text:style-name="P11">Select <text:span text:style-name="Strong_20_Emphasis">Insert personalized salutation</text:span> to enable further salutation constructs.</text:p>
      <text:p text:style-name="P13">You can, for example, use a different greeting for men and women. To do this, Writer must have some way of knowing whether a person is male or female. In a spreadsheet, you might have a column called Gender. In the section <text:span text:style-name="Emphasis">Address list field indicating a female recipient</text:span>, set the <text:span text:style-name="Strong_20_Emphasis">Field name</text:span> to Gender and the <text:span text:style-name="Strong_20_Emphasis">Field value</text:span> to F. The Male salutation is then printed for all men and the Female salutation for all women. Unfortunately, LibreOffice does not provide for other genders; however, you can use a non-gendered salutation.</text:p>
      <text:p text:style-name="P12">If you do not have such a column in your spreadsheet, or if you do not need to distinguish between genders in the salutation, then you can leave the <text:span text:style-name="Strong_20_Emphasis">Field name</text:span> and <text:span text:style-name="Strong_20_Emphasis">Field value</text:span> boxes empty and use the customized content of the <text:span text:style-name="Emphasis">Male</text:span> list box for the salutation to all recipients.</text:p>
      <text:p text:style-name="P27"><text:soft-page-break/><draw:frame draw:style-name="fr2" draw:name="Frame8" text:anchor-type="as-char" svg:width="16.168cm" draw:z-index="28"><draw:text-box fo:min-height="12.374cm"><text:p text:style-name="Caption"><draw:frame draw:style-name="fr10" draw:name="Image10" text:anchor-type="paragraph" svg:width="16.242cm" svg:height="11.77cm" draw:z-index="31"><draw:image xlink:href="Pictures/10000000000002B9000001F945EA385CF45F8936.png" xlink:type="simple" xlink:show="embed" xlink:actuate="onLoad" loext:mime-type="image/png"/></draw:frame>Figure <text:sequence text:ref-name="refFigure24" text:name="Figure" text:formula="ooow:Figure+1" style:num-format="1">25</text:sequence>: <text:alphabetical-index-mark text:string-value="Create Salutation dialog" text:key1="hromadná korespondence"/>Create a salutation</text:p></draw:text-box></draw:frame></text:p>
      <text:p text:style-name="P26">As an example:</text:p>
      <text:list xml:id="list151208496241310" text:continue-list="list151207365750009" text:style-name="Numbering_20_1">
        <text:list-item text:start-value="1">
          <text:p text:style-name="P65">Click the <text:span text:style-name="Strong_20_Emphasis">New</text:span> button alongside the <text:span text:style-name="Emphasis">Male</text:span> list box. The Custom Salutation (Male Recipients) dialog opens (see Figure <text:sequence-ref text:reference-format="value" text:ref-name="refFigure25">26</text:sequence-ref>).</text:p>
        </text:list-item>
        <text:list-item>
          <text:p text:style-name="P76">Select <text:span text:style-name="Strong_20_Emphasis">Salutation</text:span> in the <text:span text:style-name="Emphasis">Salutation elements</text:span> list on the right and drag it into box 1 on the right.</text:p>
        </text:list-item>
        <text:list-item>
          <text:p text:style-name="P65">In the <text:span text:style-name="Emphasis">Customize salutation</text:span> box, select an appropriate greeting or type your own text into the box. Edit it as needed.</text:p>
        </text:list-item>
        <text:list-item>
          <text:p text:style-name="P73">Select and move <text:span text:style-name="Strong_20_Emphasis">First Name</text:span> from the <text:span text:style-name="Emphasis">Salutation elements</text:span> list into box 1, using either the <text:span text:style-name="Strong_20_Emphasis">Add to salutation</text:span> arrow button or by dragging it. Then click the <text:span text:style-name="Strong_20_Emphasis">Move right</text:span> arrow button on the right-hand side to add space between the salutation and the first name.</text:p>
        </text:list-item>
        <text:list-item>
          <text:p text:style-name="P73">Select and move <text:span text:style-name="Strong_20_Emphasis">Last Name</text:span> from the <text:span text:style-name="Emphasis">Salutation elements</text:span> list into box 1, then click the <text:span text:style-name="Strong_20_Emphasis">Move right</text:span> arrow button to add space between the first and the last names.</text:p>
        </text:list-item>
        <text:list-item>
          <text:p text:style-name="P74">Finally, move Punctuation Mark across and select the comma from the choices in the <text:span text:style-name="Emphasis">Customize salutation</text:span> box.</text:p>
        </text:list-item>
        <text:list-item>
          <text:p text:style-name="P65">The construct is shown in the <text:span text:style-name="Strong_20_Emphasis">Preview</text:span> box.</text:p>
        </text:list-item>
        <text:list-item>
          <text:p text:style-name="P65">Carry out any final editing. Klikneme na <text:span text:style-name="Strong_20_Emphasis">OK</text:span>.</text:p>
        </text:list-item>
      </text:list>
      <text:p text:style-name="P16">This method allows you to use gender neutral titles such as Doctor (Dr) and Reverend (Rev), or titles such as Ms, or omit titles.</text:p>
      <text:p text:style-name="P27"><text:soft-page-break/><draw:frame draw:style-name="fr2" draw:name="Frame27" text:anchor-type="as-char" svg:width="14cm" draw:z-index="18"><draw:text-box fo:min-height="8.772cm"><text:p text:style-name="Caption"><draw:frame draw:style-name="fr9" draw:name="Image12" text:anchor-type="paragraph" svg:width="14cm" svg:height="8.267cm" draw:z-index="19"><draw:image xlink:href="Pictures/1000020100000296000001C06351229B76375B1A.png" xlink:type="simple" xlink:show="embed" xlink:actuate="onLoad" loext:mime-type="image/png"/></draw:frame>Figure <text:sequence text:ref-name="refFigure25" text:name="Figure" text:formula="ooow:Figure+1" style:num-format="1">26</text:sequence>: Customizing the salutation</text:p></draw:text-box></draw:frame></text:p>
      <text:h text:style-name="P50" text:outline-level="2"><text:bookmark-start text:name="__RefHeading__14803_1371936259"/>Step 5: Adjust layout<text:bookmark-end text:name="__RefHeading__14803_1371936259"/></text:h>
      <text:p text:style-name="P13">In step 5: Adjust layout, you can adjust the position of the address block and salutation on the page. You can place the address block anywhere on the page. The salutation is always on the left, but you can move it up and down the page. Use the buttons shown in Figure <text:sequence-ref text:reference-format="value" text:ref-name="refFigure26">27</text:sequence-ref><text:s/>to move the elements.</text:p>
      <text:p text:style-name="P27"><draw:frame draw:style-name="fr2" draw:name="Frame9" text:anchor-type="as-char" svg:width="16.168cm" draw:z-index="22"><draw:text-box fo:min-height="8.934cm"><text:p text:style-name="Caption"><draw:frame draw:style-name="fr8" draw:name="Image11" text:anchor-type="paragraph" svg:width="16.148cm" style:rel-width="100%" svg:height="11.675cm" style:rel-height="scale" draw:z-index="24"><draw:image xlink:href="Pictures/10000000000002B5000001F591B68651E594CDEC.png" xlink:type="simple" xlink:show="embed" xlink:actuate="onLoad" loext:mime-type="image/png"/></draw:frame>Figure <text:sequence text:ref-name="refFigure26" text:name="Figure" text:formula="ooow:Figure+1" style:num-format="1">27</text:sequence>: <text:alphabetical-index-mark text:string-value="Adjust Layout dialog" text:key1="hromadná korespondence"/>Adjust layout</text:p></draw:text-box></draw:frame></text:p>
      <text:p text:style-name="Text_20_body"><text:soft-page-break/>You now have a Writer document into which you can type the contents of the letter. To merge the fields and print the letters, choose <text:span text:style-name="Strong_20_Emphasis">File &gt; Print</text:span> from the Menu bar. A message pops up, asking if you want to print a form letter. Klepneme na <text:span text:style-name="Strong_20_Emphasis">Ano</text:span>.</text:p>
      <text:p text:style-name="P14">The Mail Merge dialog (Figure <text:sequence-ref text:reference-format="value" text:ref-name="refFigure27">28</text:sequence-ref>) is now displayed, where you can optionally select records to include or exclude (in the top section) and, in the <text:span text:style-name="Emphasis">Output</text:span> section, choose to print the letters immediately (<text:span text:style-name="Strong_20_Emphasis">Printer</text:span>) or save them (<text:span text:style-name="Strong_20_Emphasis">File</text:span>) for further editing or printing at a later time.</text:p>
      <text:p text:style-name="P14">If you choose <text:span text:style-name="Strong_20_Emphasis">File</text:span>, you can then choose whether to save the output as a single document (containing all of the letters) or save the letters as individual documents, and you can specify the name, location, and format of the files. Click <text:span text:style-name="Strong_20_Emphasis">OK</text:span> to save the letters.</text:p>
      <text:p text:style-name="P14">You can now open the letters and edit them individually as you would edit any other document.</text:p>
      <text:p text:style-name="P29"><draw:frame draw:style-name="fr1" draw:name="Frame1" text:anchor-type="as-char" svg:width="17cm" draw:z-index="26"><draw:text-box fo:min-height="9.867cm"><text:p text:style-name="Caption"><draw:frame draw:style-name="fr8" draw:name="Image15" text:anchor-type="paragraph" svg:width="17cm" style:rel-width="100%" svg:height="9.867cm" style:rel-height="scale" draw:z-index="29"><draw:image xlink:href="Pictures/1000000000000347000001E7353AD921D161E83C.png" xlink:type="simple" xlink:show="embed" xlink:actuate="onLoad" loext:mime-type="image/png"/></draw:frame>Figure <text:sequence text:ref-name="refFigure27" text:name="Figure" text:formula="ooow:Figure+1" style:num-format="1">28</text:sequence>: Mail Merge dialog</text:p></draw:text-box></draw:frame></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42a5f5"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the Mail Merge Wizard to create a form letter</text:chapter> <text:span text:style-name="MT1">| </text:span><text:page-number text:select-page="current">23</text:page-number></text:p>
      </style:footer>
      <style:footer-left>
        <text:p text:style-name="MP1"><text:page-number text:select-page="current">20</text:page-number><text:s/><text:span text:style-name="MT2">| </text:span><text:span text:style-name="MT2"><text:title>Chapter 14  Mail Merge</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14  Mail Merg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4  Mail Merg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45:27.373173000</meta:creation-date>
    <meta:editing-duration>PT21H36M21S</meta:editing-duration>
    <meta:editing-cycles>42</meta:editing-cycles>
    <meta:generator>LibreOffice/6.4.1.2$Linux_X86_64 LibreOffice_project/4d224e95b98b138af42a64d84056446d09082932</meta:generator>
    <dc:title>Chapter 14  Mail Merge</dc:title>
    <meta:initial-creator>Jean Weber</meta:initial-creator>
    <dc:date>2020-08-06T15:12:06.773091502</dc:date>
    <dc:creator>MS </dc:creator>
    <meta:document-statistic meta:table-count="3" meta:image-count="32" meta:object-count="0" meta:page-count="23" meta:paragraph-count="323" meta:word-count="5440" meta:character-count="31241" meta:non-whitespace-character-count="26108"/>
    <meta:user-defined meta:name="Guide Name">Writer Guide</meta:user-defined>
    <meta:user-defined meta:name="LibreOffice Version">6.4</meta:user-defined>
  </office:meta>
</office:document-meta>
</file>

<file path=EmbeddedDatabase/content.xml><?xml version="1.0" encoding="utf-8"?>
<office:document-content xmlns:db="urn:oasis:names:tc:opendocument:xmlns:database: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office:font-face-decls>
  <office:automatic-styles>
    <style:style style:name="co1" style:family="table-column">
      <style:table-column-properties style:column-width="2.94cm"/>
    </style:style>
    <style:style style:name="co2" style:family="table-column">
      <style:table-column-properties style:column-width="2.06cm"/>
    </style:style>
    <style:style style:name="co3" style:family="table-column">
      <style:table-column-properties style:column-width="2.35cm"/>
    </style:style>
    <style:style style:name="co4" style:family="table-column">
      <style:table-column-properties style:column-width="3.55cm"/>
    </style:style>
    <style:style style:name="ce1" style:family="table-cell">
      <style:paragraph-properties fo:text-align="start"/>
    </style:style>
    <style:style style:name="ro1" style:family="table-row">
      <style:table-row-properties style:row-height="0.53cm"/>
    </style:style>
  </office:automatic-styles>
  <office:body>
    <office:database>
      <db:data-source>
        <db:connection-data>
          <db:database-description>
            <db:file-based-database xlink:href="../../../../../../../../../media/felipe/DADOS/Felipe/LibreOffice%20Documentation/WG%20MailMerge/TESTDATA.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db:table-representations>
        <db:table-representation db:name="Sheet1" db:default-row-style-name="ro1">
          <db:columns>
            <db:column db:name="A" db:style-name="co1" db:default-cell-style-name="ce1"/>
            <db:column db:name="B" db:style-name="co2" db:default-cell-style-name="ce1"/>
            <db:column db:name="C" db:style-name="co3" db:default-cell-style-name="ce1"/>
            <db:column db:name="D" db:style-name="co4" db:default-cell-style-name="ce1"/>
          </db:columns>
        </db:table-representation>
      </db:table-representations>
    </office:database>
  </office:body>
</office:document-content>
</file>